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66in" fo:break-before="auto" style:use-optimal-row-height="true"/>
    </style:style>
    <style:style style:name="ro3" style:family="table-row">
      <style:table-row-properties style:row-height="0.4917in" fo:break-before="auto" style:use-optimal-row-height="true"/>
    </style:style>
    <style:style style:name="ro4" style:family="table-row">
      <style:table-row-properties style:row-height="0.6472in" fo:break-before="auto" style:use-optimal-row-height="true"/>
    </style:style>
    <style:style style:name="ro5" style:family="table-row">
      <style:table-row-properties style:row-height="0.8028in" fo:break-before="auto" style:use-optimal-row-height="true"/>
    </style:style>
    <style:style style:name="ro6" style:family="table-row">
      <style:table-row-properties style:row-height="0.9583in" fo:break-before="auto" style:use-optimal-row-height="true"/>
    </style:style>
    <style:style style:name="ro7" style:family="table-row">
      <style:table-row-properties style:row-height="1.113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Bool" style:family="table-cell" style:parent-style-name="Default" style:data-style-name="N99"/>
    <style:style style:name="ce2" style:family="table-cell" style:parent-style-name="Default" style:data-style-name="N99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uto (DO NOT TOUCH)" table:style-name="ta1">
        <table:table-column table:style-name="co1" table:default-cell-style-name="ce2"/>
        <table:table-column table:style-name="co1" table:number-columns-repeated="12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ok</text:p>
          </table:table-cell>
          <table:table-cell office:value-type="string" calcext:value-type="string">
            <text:p>external_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ery_name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urchase_pri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torage_area</text:p>
          </table:table-cell>
          <table:table-cell office:value-type="string" calcext:value-type="string">
            <text:p>internal_notes</text:p>
          </table:table-cell>
          <table:table-cell table:style-name="Default" office:value-type="string" calcext:value-type="string">
            <text:p>visible</text:p>
          </table:table-cell>
          <table:table-cell office:value-type="string" calcext:value-type="string">
            <text:p>matched_id</text:p>
          </table:table-cell>
          <table:table-cell office:value-type="string" calcext:value-type="string">
            <text:p>matched_type</text:p>
          </table:table-cell>
          <table:table-cell office:value-type="string" calcext:value-type="string">
            <text:p>matched_name</text:p>
          </table:table-cell>
          <table:table-cell office:value-type="string" calcext:value-type="string">
            <text:p>matched_winery_name</text:p>
          </table:table-cell>
          <table:table-cell office:value-type="string" calcext:value-type="string">
            <text:p>scor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Südtiroler Sekt 600 Blanc de Blances Kellerei Kurtatsch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s916dwdnfp4bsvst8jgf7a6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Sekt Riserva 600 Blanc de blancs Extra Brut</text:p>
          </table:table-cell>
          <table:table-cell office:value-type="string" calcext:value-type="string">
            <text:p>Cantina Kurtatsch</text:p>
          </table:table-cell>
          <table:table-cell office:value-type="float" office:value="37.51722" calcext:value-type="float">
            <text:p>37.5172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Südtiroler Sekt Versé Rosé Pitzner Kardau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08w5zxd2n64ts8fte1</text:p>
          </table:table-cell>
          <table:table-cell office:value-type="string" calcext:value-type="string">
            <text:p>ROSE_SPARKLING</text:p>
          </table:table-cell>
          <table:table-cell office:value-type="string" calcext:value-type="string">
            <text:p>Versé Rosé Brut</text:p>
          </table:table-cell>
          <table:table-cell office:value-type="string" calcext:value-type="string">
            <text:p>Pitzner</text:p>
          </table:table-cell>
          <table:table-cell office:value-type="float" office:value="39.30452" calcext:value-type="float">
            <text:p>39.3045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Trentodoc Riserva Graal Brut 2013 Altemas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8500" calcext:value-type="float">
            <text:p>8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b6rh6nc323sr1hdpn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Riserva Graal Método Classico Brut</text:p>
          </table:table-cell>
          <table:table-cell office:value-type="string" calcext:value-type="string">
            <text:p>Altemasi</text:p>
          </table:table-cell>
          <table:table-cell office:value-type="float" office:value="44.590282" calcext:value-type="float">
            <text:p>44.59028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Trentodoc Riserva Graal Brut 2011 Altemasi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8500" calcext:value-type="float">
            <text:p>8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b6rh6nc323sr1hdpn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Riserva Graal Método Classico Brut</text:p>
          </table:table-cell>
          <table:table-cell office:value-type="string" calcext:value-type="string">
            <text:p>Altemasi</text:p>
          </table:table-cell>
          <table:table-cell office:value-type="float" office:value="44.590282" calcext:value-type="float">
            <text:p>44.59028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Trentodoc Riserva Graal Brut 2009 Altemasi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office:value-type="float" office:value="8500" calcext:value-type="float">
            <text:p>8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b6rh6nc323sr1hdpn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Riserva Graal Método Classico Brut</text:p>
          </table:table-cell>
          <table:table-cell office:value-type="string" calcext:value-type="string">
            <text:p>Altemasi</text:p>
          </table:table-cell>
          <table:table-cell office:value-type="float" office:value="44.590282" calcext:value-type="float">
            <text:p>44.59028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Trentodoc Riserva del Fondatore Extra Brut 2009 Giulio Ferrari MAGNUM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09" calcext:value-type="float">
            <text:p>2009</text:p>
          </table:table-cell>
          <table:table-cell office:value-type="float" office:value="43000" calcext:value-type="float">
            <text:p>43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cc3eq3g9mgs0f5ns3f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Riserva del Fondatore Giulio Ferrari</text:p>
          </table:table-cell>
          <table:table-cell office:value-type="string" calcext:value-type="string">
            <text:p>Ferrari</text:p>
          </table:table-cell>
          <table:table-cell office:value-type="float" office:value="46.458076" calcext:value-type="float">
            <text:p>46.45807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Schaumwein A Lorenzo Extra Brut Pinot Noir Luca Bellani Lombardei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pcs1gjafc7g5eam89g0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A Lorenzo 180 Mesi Extra Brut</text:p>
          </table:table-cell>
          <table:table-cell office:value-type="string" calcext:value-type="string">
            <text:p>Luca Bellani</text:p>
          </table:table-cell>
          <table:table-cell office:value-type="float" office:value="48.977226" calcext:value-type="float">
            <text:p>48.97722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Pinot Noir Sekt Blanc de Noirs 2017 Heymann-Löwenstein Mose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zdcwznfp8c28jqwcp4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lanc de Noirs</text:p>
          </table:table-cell>
          <table:table-cell office:value-type="string" calcext:value-type="string">
            <text:p>Heymann-Löwenstein</text:p>
          </table:table-cell>
          <table:table-cell office:value-type="float" office:value="45.571278" calcext:value-type="float">
            <text:p>45.57127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Initial Grand Cru Brut Jacques Selosse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9000" calcext:value-type="float">
            <text:p>29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sdjr7edgveykk4hs4s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Grand Cru Blanc de Blancs Initial Brut</text:p>
          </table:table-cell>
          <table:table-cell office:value-type="string" calcext:value-type="string">
            <text:p>Jacques Selosse</text:p>
          </table:table-cell>
          <table:table-cell office:value-type="float" office:value="47.643627" calcext:value-type="float">
            <text:p>47.64362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Latitude Extra Brut Larmandier-Berni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0500" calcext:value-type="float">
            <text:p>105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qd01dh5ccgq479h0k5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Latitude Extra Brut Bio</text:p>
          </table:table-cell>
          <table:table-cell office:value-type="string" calcext:value-type="string">
            <text:p>Larmandier-Bernier</text:p>
          </table:table-cell>
          <table:table-cell office:value-type="float" office:value="54.890717" calcext:value-type="float">
            <text:p>54.89071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Terre de Vetrus 2016 Brut Nature Larmandier-Bernier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3600" calcext:value-type="float">
            <text:p>136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zz1tbmd7vy0qtsys35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Premier Cru Terre de Vertus Non Dosé</text:p>
          </table:table-cell>
          <table:table-cell office:value-type="string" calcext:value-type="string">
            <text:p>Larmandier-Bernier</text:p>
          </table:table-cell>
          <table:table-cell office:value-type="float" office:value="52.194427" calcext:value-type="float">
            <text:p>52.19442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Terre de Vetrus 2015 Brut Nature Larmandier-Bernier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3600" calcext:value-type="float">
            <text:p>136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zz1tbmd7vy0qtsys35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Premier Cru Terre de Vertus Non Dosé</text:p>
          </table:table-cell>
          <table:table-cell office:value-type="string" calcext:value-type="string">
            <text:p>Larmandier-Bernier</text:p>
          </table:table-cell>
          <table:table-cell office:value-type="float" office:value="52.194427" calcext:value-type="float">
            <text:p>52.19442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Vieille Vigne du Levant 2013 Grand Cru Brut Nature Larmandier-Berni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18500" calcext:value-type="float">
            <text:p>185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j547r5jgaazkcs17d7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Vieille Vigne du Levant Champagne Grand Cru</text:p>
          </table:table-cell>
          <table:table-cell office:value-type="string" calcext:value-type="string">
            <text:p>Larmandier-Bernier</text:p>
          </table:table-cell>
          <table:table-cell office:value-type="float" office:value="62.072964" calcext:value-type="float">
            <text:p>62.07296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Ozanne Grand Cru Brut Michel Fallo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6000" calcext:value-type="float">
            <text:p>36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rtj5shpty7n8tmk0h1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Blanc de Blancs Grand Cru Avize Ozanne Brut</text:p>
          </table:table-cell>
          <table:table-cell office:value-type="string" calcext:value-type="string">
            <text:p>Michel Fallon</text:p>
          </table:table-cell>
          <table:table-cell office:value-type="float" office:value="40.54819" calcext:value-type="float">
            <text:p>40.5481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Les Quatre Terroirs Grand Cru Extra Brut Pertois Morise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9300" calcext:value-type="float">
            <text:p>93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e6wyxf3xam9rd1yn4z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Grand Cru Les Quatre Terroirs</text:p>
          </table:table-cell>
          <table:table-cell office:value-type="string" calcext:value-type="string">
            <text:p>Pertois-Moriset</text:p>
          </table:table-cell>
          <table:table-cell office:value-type="float" office:value="60.772175" calcext:value-type="float">
            <text:p>60.77217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Mi-Pentes Premier Cru Extra Brut Lacourte-Godbillo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1800" calcext:value-type="float">
            <text:p>118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gxrap2tzpcm3qdzz43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i-Pentes Champagne Premier Cru</text:p>
          </table:table-cell>
          <table:table-cell office:value-type="string" calcext:value-type="string">
            <text:p>Lacourte-Godbillon</text:p>
          </table:table-cell>
          <table:table-cell office:value-type="float" office:value="66.3059" calcext:value-type="float">
            <text:p>66.305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Eugene (M/PN) Extra Brut Moussé Fil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900" calcext:value-type="float">
            <text:p>69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fgzmxbvmhr92fzy9dtvv3g7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Blanc de Blanc Eugene Extra Brut</text:p>
          </table:table-cell>
          <table:table-cell office:value-type="string" calcext:value-type="string">
            <text:p>Moussé Fils</text:p>
          </table:table-cell>
          <table:table-cell office:value-type="float" office:value="41.207893" calcext:value-type="float">
            <text:p>41.20789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Montchenot 2019 Extra Brut Nicolas Maillart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1800" calcext:value-type="float">
            <text:p>118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bxfd29jjq9gbe8y0hj34tvd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ontchenot 1er cru</text:p>
          </table:table-cell>
          <table:table-cell office:value-type="string" calcext:value-type="string">
            <text:p>Nicolas Maillart</text:p>
          </table:table-cell>
          <table:table-cell office:value-type="float" office:value="45.067955" calcext:value-type="float">
            <text:p>45.06795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Zero (PN/CH/M) Brut Nature Tarlan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9500" calcext:value-type="float">
            <text:p>950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6ecbq7whxpq5see53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Zero Brut Nature</text:p>
          </table:table-cell>
          <table:table-cell office:value-type="string" calcext:value-type="string">
            <text:p>Tarlant</text:p>
          </table:table-cell>
          <table:table-cell office:value-type="float" office:value="39.683006" calcext:value-type="float">
            <text:p>39.68300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Dans un Premier Temps (CH/ PN/M) Extra Brut Dhondt-Grelle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1500" calcext:value-type="float">
            <text:p>115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ctrcd2z95arwybx7zb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Dans un Premier Temps Extra Brut Champagne</text:p>
          </table:table-cell>
          <table:table-cell office:value-type="string" calcext:value-type="string">
            <text:p>Dhondt-Grellet</text:p>
          </table:table-cell>
          <table:table-cell office:value-type="float" office:value="67.4146" calcext:value-type="float">
            <text:p>67.414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Millesime 2013 (CH/PN/M) Brut Nature Philippe Game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9500" calcext:value-type="float">
            <text:p>9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gk7kbbrc1f2pxggp8fs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illesime Brut Nature Champagne</text:p>
          </table:table-cell>
          <table:table-cell office:value-type="string" calcext:value-type="string">
            <text:p>Philippe Gamet</text:p>
          </table:table-cell>
          <table:table-cell office:value-type="float" office:value="46.687973" calcext:value-type="float">
            <text:p>46.68797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Grand Réserve (CH/PN/M) Brut Gosse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9900" calcext:value-type="float">
            <text:p>99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f3cmbm75yr9fd6x5zw9k1k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Grande Réserve Brut</text:p>
          </table:table-cell>
          <table:table-cell office:value-type="string" calcext:value-type="string">
            <text:p>Gosset</text:p>
          </table:table-cell>
          <table:table-cell office:value-type="float" office:value="34.332584" calcext:value-type="float">
            <text:p>34.33258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Sainte Anne (M/CH/PN) Brut Chartogne-Taille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9400" calcext:value-type="float">
            <text:p>94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f3cmbp0fxt7kmnrzjx1cz1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Sainte Anne Brut</text:p>
          </table:table-cell>
          <table:table-cell office:value-type="string" calcext:value-type="string">
            <text:p>Chartogne-Taillet</text:p>
          </table:table-cell>
          <table:table-cell office:value-type="float" office:value="59.515106" calcext:value-type="float">
            <text:p>59.51510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Royal Réserve (PN/CH/M) Brut Philipponna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8500" calcext:value-type="float">
            <text:p>85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63nx7n95vw12dcynhy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Royale Réserve Brut</text:p>
          </table:table-cell>
          <table:table-cell office:value-type="string" calcext:value-type="string">
            <text:p>Philipponnat</text:p>
          </table:table-cell>
          <table:table-cell office:value-type="float" office:value="37.28451" calcext:value-type="float">
            <text:p>37.2845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Les Premices (CH/M/PN) Brut Egly-Ourie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0500" calcext:value-type="float">
            <text:p>10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gfa5f3f1hatfgn025xx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Grand Cru Les Prémices Brut</text:p>
          </table:table-cell>
          <table:table-cell office:value-type="string" calcext:value-type="string">
            <text:p>Egly-Ouriet</text:p>
          </table:table-cell>
          <table:table-cell office:value-type="float" office:value="50.193184" calcext:value-type="float">
            <text:p>50.19318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Grand Cru 2018 (PN/CH) Extra Brut Egly-Ourie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6000" calcext:value-type="float">
            <text:p>16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f782ryqv710jecfqq4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Grand Cru Extra Brut</text:p>
          </table:table-cell>
          <table:table-cell office:value-type="string" calcext:value-type="string">
            <text:p>Egly-Ouriet</text:p>
          </table:table-cell>
          <table:table-cell office:value-type="float" office:value="54.232063" calcext:value-type="float">
            <text:p>54.23206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Reliance (M/PN/CH) Brut Nature Franck Pasca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9500" calcext:value-type="float">
            <text:p>9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gjt4pp0mw1pmr0w3vcq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Réliance Brut Nature</text:p>
          </table:table-cell>
          <table:table-cell office:value-type="string" calcext:value-type="string">
            <text:p>Franck Pascal</text:p>
          </table:table-cell>
          <table:table-cell office:value-type="float" office:value="45.74057" calcext:value-type="float">
            <text:p>45.7405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Libérance 2015 (M/PN/CH) Franck Pasca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1500" calcext:value-type="float">
            <text:p>11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gk1wgvaagav68sqpd59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Libérance Brut Nature</text:p>
          </table:table-cell>
          <table:table-cell office:value-type="string" calcext:value-type="string">
            <text:p>Franck Pascal</text:p>
          </table:table-cell>
          <table:table-cell office:value-type="float" office:value="41.90911" calcext:value-type="float">
            <text:p>41.9091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Pacifiance (M/PN/CH) Brut Nature Franck Pasca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7500" calcext:value-type="float">
            <text:p>175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gk1pemxa551nafsmenn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Pacifiance Brut Nature Champagne</text:p>
          </table:table-cell>
          <table:table-cell office:value-type="string" calcext:value-type="string">
            <text:p>Franck Pascal</text:p>
          </table:table-cell>
          <table:table-cell office:value-type="float" office:value="49.228626" calcext:value-type="float">
            <text:p>49.22862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Quinte-Essence 2013 (M/CH) Extra Brut Franck Pasca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11500" calcext:value-type="float">
            <text:p>11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cx5fa8rsb1f0k2n037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Quinte Essence Extra Brut</text:p>
          </table:table-cell>
          <table:table-cell office:value-type="string" calcext:value-type="string">
            <text:p>Franck Pascal</text:p>
          </table:table-cell>
          <table:table-cell office:value-type="float" office:value="49.744946" calcext:value-type="float">
            <text:p>49.74494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Quinte-Essence 2010 (M/CH) Extra Brut Franck Pasca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0" calcext:value-type="float">
            <text:p>2010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cx5fa8rsb1f0k2n037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Quinte Essence Extra Brut</text:p>
          </table:table-cell>
          <table:table-cell office:value-type="string" calcext:value-type="string">
            <text:p>Franck Pascal</text:p>
          </table:table-cell>
          <table:table-cell office:value-type="float" office:value="49.744946" calcext:value-type="float">
            <text:p>49.74494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Quinte-Essence 2008 (M/CH) Extra Brut Franck Pasca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08" calcext:value-type="float">
            <text:p>2008</text:p>
          </table:table-cell>
          <table:table-cell office:value-type="float" office:value="16000" calcext:value-type="float">
            <text:p>16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cx5fa8rsb1f0k2n037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Quinte Essence Extra Brut</text:p>
          </table:table-cell>
          <table:table-cell office:value-type="string" calcext:value-type="string">
            <text:p>Franck Pascal</text:p>
          </table:table-cell>
          <table:table-cell office:value-type="float" office:value="49.744946" calcext:value-type="float">
            <text:p>49.74494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Quinte-Essence 2007 (M/CH) Extra Brut Franck Pasca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07" calcext:value-type="float">
            <text:p>2007</text:p>
          </table:table-cell>
          <table:table-cell office:value-type="float" office:value="12500" calcext:value-type="float">
            <text:p>125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cx5fa8rsb1f0k2n037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Quinte Essence Extra Brut</text:p>
          </table:table-cell>
          <table:table-cell office:value-type="string" calcext:value-type="string">
            <text:p>Franck Pascal</text:p>
          </table:table-cell>
          <table:table-cell office:value-type="float" office:value="49.744946" calcext:value-type="float">
            <text:p>49.74494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Influence (PN/M/CH) Brut Miniere F&amp;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1500" calcext:value-type="float">
            <text:p>1150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822wqts1skw82ndrm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Influence Cuvée Brut Champagne</text:p>
          </table:table-cell>
          <table:table-cell office:value-type="string" calcext:value-type="string">
            <text:p>Miniere F. &amp; R.</text:p>
          </table:table-cell>
          <table:table-cell office:value-type="float" office:value="46.808853" calcext:value-type="float">
            <text:p>46.80885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Chemin des Rois (PN/CH) Brut Nature Vincent Cuilli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7900" calcext:value-type="float">
            <text:p>79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b915ett7pn86ayzezm8fqsa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Chemin des Rois Brut Nature</text:p>
          </table:table-cell>
          <table:table-cell office:value-type="string" calcext:value-type="string">
            <text:p>Cuillier</text:p>
          </table:table-cell>
          <table:table-cell office:value-type="float" office:value="47.66789" calcext:value-type="float">
            <text:p>47.6678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Cuvée Millésimé 2013 (CH/PN/PM) Brut Jean-Marie Massono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9500" calcext:value-type="float">
            <text:p>9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7qcec8s05bsyar462v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illésime Brut Champagne</text:p>
          </table:table-cell>
          <table:table-cell office:value-type="string" calcext:value-type="string">
            <text:p>Jean-Marie Massonnot</text:p>
          </table:table-cell>
          <table:table-cell office:value-type="float" office:value="46.4916" calcext:value-type="float">
            <text:p>46.491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Plantine (PN/CH/M) Extra Brut Nicolas Maillart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8500" calcext:value-type="float">
            <text:p>8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ggb8f5r768av9db9nwn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Platine Extra Brut Champagne Premier Cru</text:p>
          </table:table-cell>
          <table:table-cell office:value-type="string" calcext:value-type="string">
            <text:p>Nicolas Maillart</text:p>
          </table:table-cell>
          <table:table-cell office:value-type="float" office:value="45.567963" calcext:value-type="float">
            <text:p>45.56796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Garennes (M/CH) Extra Brut Georges Lava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5500" calcext:value-type="float">
            <text:p>155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cwef6qw66j2grr78sw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Garennes Extra Brut</text:p>
          </table:table-cell>
          <table:table-cell office:value-type="string" calcext:value-type="string">
            <text:p>Georges Laval</text:p>
          </table:table-cell>
          <table:table-cell office:value-type="float" office:value="49.114204" calcext:value-type="float">
            <text:p>49.11420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Cuvée Louise 2004 (PN/CH) Brut Nature Tarlant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04" calcext:value-type="float">
            <text:p>2004</text:p>
          </table:table-cell>
          <table:table-cell office:value-type="float" office:value="15800" calcext:value-type="float">
            <text:p>158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6e8ppqwee5bpaq7bz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uvée Louis Brut Champagne</text:p>
          </table:table-cell>
          <table:table-cell office:value-type="string" calcext:value-type="string">
            <text:p>Tarlant</text:p>
          </table:table-cell>
          <table:table-cell office:value-type="float" office:value="38.36473" calcext:value-type="float">
            <text:p>38.3647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Vignes de mon village (M) Brut Nature Famille Moussé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0500" calcext:value-type="float">
            <text:p>10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gppsea2v6r2yt81cvem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Les Vignes de Mon Village Blanc de Meuniers Champagne</text:p>
          </table:table-cell>
          <table:table-cell office:value-type="string" calcext:value-type="string">
            <text:p>Moussé Fils</text:p>
          </table:table-cell>
          <table:table-cell office:value-type="float" office:value="31.282486" calcext:value-type="float">
            <text:p>31.28248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Cumiéres Premier Cru (M) Brut Nature Georges Laval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6200" calcext:value-type="float">
            <text:p>162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gg5x3xh4ee8x4m2w9kk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Premier Cru Cumières Brut Nature</text:p>
          </table:table-cell>
          <table:table-cell office:value-type="string" calcext:value-type="string">
            <text:p>Georges Laval</text:p>
          </table:table-cell>
          <table:table-cell office:value-type="float" office:value="53.08149" calcext:value-type="float">
            <text:p>53.0814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RKLING_ROSE</text:p>
          </table:table-cell>
          <table:table-cell office:value-type="string" calcext:value-type="string">
            <text:p>Rosé (CH/PN) Brut Chartogne Taille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0800" calcext:value-type="float">
            <text:p>108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dw3vetrw33zsg7w10d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Le Rosé Brut Champagne</text:p>
          </table:table-cell>
          <table:table-cell office:value-type="string" calcext:value-type="string">
            <text:p>Chartogne-Taillet</text:p>
          </table:table-cell>
          <table:table-cell office:value-type="float" office:value="48.93972" calcext:value-type="float">
            <text:p>48.9397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RKLING_ROSE</text:p>
          </table:table-cell>
          <table:table-cell office:value-type="string" calcext:value-type="string">
            <text:p>Influence Rosé (PN/M/CH) Miniere F&amp;R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1800" calcext:value-type="float">
            <text:p>1180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bm8rff597est1x7mj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Influence Cuvée Brut Rosé Champagne</text:p>
          </table:table-cell>
          <table:table-cell office:value-type="string" calcext:value-type="string">
            <text:p>Miniere F. &amp; R.</text:p>
          </table:table-cell>
          <table:table-cell office:value-type="float" office:value="45.27178" calcext:value-type="float">
            <text:p>45.2717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RKLING_ROSE</text:p>
          </table:table-cell>
          <table:table-cell office:value-type="string" calcext:value-type="string">
            <text:p>Grand Rosé Brut Gosse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f3cmbrd5g0zb0ve5feecr5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rut Grand Rosé Champagne</text:p>
          </table:table-cell>
          <table:table-cell office:value-type="string" calcext:value-type="string">
            <text:p>Gosset</text:p>
          </table:table-cell>
          <table:table-cell office:value-type="float" office:value="34.57111" calcext:value-type="float">
            <text:p>34.5711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RKLING_ROSE</text:p>
          </table:table-cell>
          <table:table-cell office:value-type="string" calcext:value-type="string">
            <text:p>Prestige Rosé Brut Taitting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f3cmbn4nh4nvffj7y524xn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Prestige Rosé Brut Champagne</text:p>
          </table:table-cell>
          <table:table-cell office:value-type="string" calcext:value-type="string">
            <text:p>Taittinger</text:p>
          </table:table-cell>
          <table:table-cell office:value-type="float" office:value="36.731724" calcext:value-type="float">
            <text:p>36.73172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RKLING_ROSE</text:p>
          </table:table-cell>
          <table:table-cell office:value-type="string" calcext:value-type="string">
            <text:p>Rosé de Saignée (M) 2015 Brut Gamet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1000" calcext:value-type="float">
            <text:p>11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gn6dqewz4hp9sxsd21y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Rosé de Saignée Champagne</text:p>
          </table:table-cell>
          <table:table-cell office:value-type="string" calcext:value-type="string">
            <text:p>Philippe Gamet</text:p>
          </table:table-cell>
          <table:table-cell office:value-type="float" office:value="32.22004" calcext:value-type="float">
            <text:p>32.2200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RKLING_ROSE</text:p>
          </table:table-cell>
          <table:table-cell office:value-type="string" calcext:value-type="string">
            <text:p>Rosé de Saignée (M) Extra Brut Mathieu Gando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9500" calcext:value-type="float">
            <text:p>9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xrfwgd3fevqyv0vp8k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Rosé de Saignée Extra Brut Champagne</text:p>
          </table:table-cell>
          <table:table-cell office:value-type="string" calcext:value-type="string">
            <text:p>Mathieu Gandon</text:p>
          </table:table-cell>
          <table:table-cell office:value-type="float" office:value="52.85582" calcext:value-type="float">
            <text:p>52.8558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Kerner 2023 Köfererhof Neustift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2436ek6qyh1x0vdg86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erner</text:p>
          </table:table-cell>
          <table:table-cell office:value-type="string" calcext:value-type="string">
            <text:p>Köfererhof</text:p>
          </table:table-cell>
          <table:table-cell office:value-type="float" office:value="38.576218" calcext:value-type="float">
            <text:p>38.57621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auvignon Blanc Tannenberg 2020 Manincor Kalterer Se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600" calcext:value-type="float">
            <text:p>46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7gf3nsnzy6tbmskh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Tannenberg Bio</text:p>
          </table:table-cell>
          <table:table-cell office:value-type="string" calcext:value-type="string">
            <text:p>Manincor</text:p>
          </table:table-cell>
          <table:table-cell office:value-type="float" office:value="39.913914" calcext:value-type="float">
            <text:p>39.91391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auvignon Blanc Matthias 2019 Pfitscher Mont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500" calcext:value-type="float">
            <text:p>5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58j7pwnwnxq0za0tx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Riserva Mathias</text:p>
          </table:table-cell>
          <table:table-cell office:value-type="string" calcext:value-type="string">
            <text:p>Pfitscher</text:p>
          </table:table-cell>
          <table:table-cell office:value-type="float" office:value="41.561676" calcext:value-type="float">
            <text:p>41.56167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auvignon Blanc Voglar 2020 Dipoli Neumarkt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900" calcext:value-type="float">
            <text:p>39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h6r404w55z8dcbj6d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Voglar</text:p>
          </table:table-cell>
          <table:table-cell office:value-type="string" calcext:value-type="string">
            <text:p>Peter Dipoli</text:p>
          </table:table-cell>
          <table:table-cell office:value-type="float" office:value="38.383965" calcext:value-type="float">
            <text:p>38.38396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auvignon Blanc Rennaissance Riserva 2019 Gump Hof Völs am Schler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tfmb4whagk0xe0myx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enaissance Sauvignon Blanc</text:p>
          </table:table-cell>
          <table:table-cell office:value-type="string" calcext:value-type="string">
            <text:p>Markus Prackwieser Gump Hof</text:p>
          </table:table-cell>
          <table:table-cell office:value-type="float" office:value="36.415596" calcext:value-type="float">
            <text:p>36.41559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auvignon Blanc Praesulis 2021 Gump Hof Völs am Schler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tfwsz1dyw69jnqvdc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Praesulis</text:p>
          </table:table-cell>
          <table:table-cell office:value-type="string" calcext:value-type="string">
            <text:p>Markus Prackwieser Gump Hof</text:p>
          </table:table-cell>
          <table:table-cell office:value-type="float" office:value="41.319443" calcext:value-type="float">
            <text:p>41.31944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auvignon Blanc Quarz 2021 Kellerei Terla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500" calcext:value-type="float">
            <text:p>7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55kqa21f0wdpx6t3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Selection Quarz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51.061035" calcext:value-type="float">
            <text:p>51.06103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auvignon Blanc Quarz 2021 Kellerei Terlan MAGNUM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15000" calcext:value-type="float">
            <text:p>15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55kqa21f0wdpx6t3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Selection Quarz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51.061035" calcext:value-type="float">
            <text:p>51.06103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auvignon Blanc Marzan 2022 Schloss Plars Algund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2900" calcext:value-type="float">
            <text:p>29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rvcmeadzzykg3h7cpgv63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rzan</text:p>
          </table:table-cell>
          <table:table-cell office:value-type="string" calcext:value-type="string">
            <text:p>Schloss Plars</text:p>
          </table:table-cell>
          <table:table-cell office:value-type="float" office:value="50.023727" calcext:value-type="float">
            <text:p>50.02372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auvginon Blanc Oberberg 2020 Kornell Siebenei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900" calcext:value-type="float">
            <text:p>490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57dashcv82bnem636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Oberberg</text:p>
          </table:table-cell>
          <table:table-cell office:value-type="string" calcext:value-type="string">
            <text:p>Kornell</text:p>
          </table:table-cell>
          <table:table-cell office:value-type="float" office:value="38.420174" calcext:value-type="float">
            <text:p>38.42017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auvignon Blanc Riserva 2020 Prackfol Völs am Schler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9200" calcext:value-type="float">
            <text:p>9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rvcmhcbywfrz460achaqk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üdtiroler Sauvignon</text:p>
          </table:table-cell>
          <table:table-cell office:value-type="string" calcext:value-type="string">
            <text:p>Prackfol</text:p>
          </table:table-cell>
          <table:table-cell office:value-type="float" office:value="35.33046" calcext:value-type="float">
            <text:p>35.3304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Grauburgunder Amphore Maximus 2021 Pitzner Kardau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f3w1t5qn3cgew12xsvcc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Maximus</text:p>
          </table:table-cell>
          <table:table-cell office:value-type="string" calcext:value-type="string">
            <text:p>Pitzner</text:p>
          </table:table-cell>
          <table:table-cell office:value-type="float" office:value="41.719437" calcext:value-type="float">
            <text:p>41.71943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ylvaner Gols 2021 Griesser Hof Eisacktal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xk0n35pc8c115psf1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ols Eisacktal Sylvaner</text:p>
          </table:table-cell>
          <table:table-cell office:value-type="string" calcext:value-type="string">
            <text:p>Griesser</text:p>
          </table:table-cell>
          <table:table-cell office:value-type="float" office:value="51.42282" calcext:value-type="float">
            <text:p>51.4228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ylvaner 2021 Daniel Sigmund Brixe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vwedqp5y1q5b89ar1r75mt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ilvaner</text:p>
          </table:table-cell>
          <table:table-cell office:value-type="string" calcext:value-type="string">
            <text:p>Daniel Sigmund</text:p>
          </table:table-cell>
          <table:table-cell office:value-type="float" office:value="45.04791" calcext:value-type="float">
            <text:p>45.0479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Weissburgunder In der Lämm 2021 Martin Abraham Epp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h0v10en1f09qnkk0h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 in der Låmm</text:p>
          </table:table-cell>
          <table:table-cell office:value-type="string" calcext:value-type="string">
            <text:p>Weingut Abraham</text:p>
          </table:table-cell>
          <table:table-cell office:value-type="float" office:value="45.213814" calcext:value-type="float">
            <text:p>45.21381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Weissburgunder Lapis 2018 Oberstein Tscherms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52h2jcjxnaf6f47mm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apis</text:p>
          </table:table-cell>
          <table:table-cell office:value-type="string" calcext:value-type="string">
            <text:p>Weingut Oberstein</text:p>
          </table:table-cell>
          <table:table-cell office:value-type="float" office:value="37.284954" calcext:value-type="float">
            <text:p>37.28495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Weissburgunder Berg 2022 Niedrist Epp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200" calcext:value-type="float">
            <text:p>42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5brtfmc7f9fe7zqr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 Berg</text:p>
          </table:table-cell>
          <table:table-cell office:value-type="string" calcext:value-type="string">
            <text:p>Ignaz Niedrist</text:p>
          </table:table-cell>
          <table:table-cell office:value-type="float" office:value="37.797287" calcext:value-type="float">
            <text:p>37.79728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Gewürztraminer Upupa Orange 2020 Martin Abraham Epp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700" calcext:value-type="float">
            <text:p>47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h098vwf36e7400szd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Upupa Orange</text:p>
          </table:table-cell>
          <table:table-cell office:value-type="string" calcext:value-type="string">
            <text:p>Weingut Abraham</text:p>
          </table:table-cell>
          <table:table-cell office:value-type="float" office:value="46.545128" calcext:value-type="float">
            <text:p>46.54512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Gewürztraminer Upupa Orange 2019 Martin Abraham Eppan MAGNUM 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9600" calcext:value-type="float">
            <text:p>96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h098vwf36e7400szd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Upupa Orange</text:p>
          </table:table-cell>
          <table:table-cell office:value-type="string" calcext:value-type="string">
            <text:p>Weingut Abraham</text:p>
          </table:table-cell>
          <table:table-cell office:value-type="float" office:value="46.545128" calcext:value-type="float">
            <text:p>46.54512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Gewürztraminer St. Valentin 2021 St. Michael Eppa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900" calcext:value-type="float">
            <text:p>49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mv77d19k37hn5xh7n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Sanct Valentin</text:p>
          </table:table-cell>
          <table:table-cell office:value-type="string" calcext:value-type="string">
            <text:p>St. Michael-Eppan</text:p>
          </table:table-cell>
          <table:table-cell office:value-type="float" office:value="56.404316" calcext:value-type="float">
            <text:p>56.40431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Gewürztraminer Amphora 2014-2016 Ansitz Dolomythos Ritte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8500" calcext:value-type="float">
            <text:p>8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js46sgx5k8bxynn2qt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Dolomytos Amphora Bianco</text:p>
          </table:table-cell>
          <table:table-cell office:value-type="string" calcext:value-type="string">
            <text:p>Ansitz Dolomytos Sacker</text:p>
          </table:table-cell>
          <table:table-cell office:value-type="float" office:value="56.88044" calcext:value-type="float">
            <text:p>56.8804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Baron Salvadori 2020 Nals-Magreid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500" calcext:value-type="float">
            <text:p>5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pd7wgwjpn9sr6pybc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Baron Salvadori</text:p>
          </table:table-cell>
          <table:table-cell office:value-type="string" calcext:value-type="string">
            <text:p>Nals Margreid</text:p>
          </table:table-cell>
          <table:table-cell office:value-type="float" office:value="56.081768" calcext:value-type="float">
            <text:p>56.08176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Baron Salvadori 2017 Nals-Magreid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5500" calcext:value-type="float">
            <text:p>5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pd7wgwjpn9sr6pybc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Baron Salvadori</text:p>
          </table:table-cell>
          <table:table-cell office:value-type="string" calcext:value-type="string">
            <text:p>Nals Margreid</text:p>
          </table:table-cell>
          <table:table-cell office:value-type="float" office:value="56.081768" calcext:value-type="float">
            <text:p>56.08176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Riserva 2020 Schloss Englar Eppa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300" calcext:value-type="float">
            <text:p>53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vwefexrfm4v05ah96xrsm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elasy Chardonnay Riserva</text:p>
          </table:table-cell>
          <table:table-cell office:value-type="string" calcext:value-type="string">
            <text:p>Schloss Englar</text:p>
          </table:table-cell>
          <table:table-cell office:value-type="float" office:value="41.70333" calcext:value-type="float">
            <text:p>41.7033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St. Valentin 2020 St. Michael Eppa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900" calcext:value-type="float">
            <text:p>49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mv69qe8d1n72sn0x7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Sanct Valentin</text:p>
          </table:table-cell>
          <table:table-cell office:value-type="string" calcext:value-type="string">
            <text:p>St. Michael-Eppan</text:p>
          </table:table-cell>
          <table:table-cell office:value-type="float" office:value="54.726913" calcext:value-type="float">
            <text:p>54.72691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St. Valentin 2019 St. Michael Eppan MAGNUM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11500" calcext:value-type="float">
            <text:p>11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mv69qe8d1n72sn0x7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Sanct Valentin</text:p>
          </table:table-cell>
          <table:table-cell office:value-type="string" calcext:value-type="string">
            <text:p>St. Michael-Eppan</text:p>
          </table:table-cell>
          <table:table-cell office:value-type="float" office:value="54.726913" calcext:value-type="float">
            <text:p>54.72691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St. Valentin 2020 St. Michael Eppan MAGNUM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10500" calcext:value-type="float">
            <text:p>10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mv69qe8d1n72sn0x7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Sanct Valentin</text:p>
          </table:table-cell>
          <table:table-cell office:value-type="string" calcext:value-type="string">
            <text:p>St. Michael-Eppan</text:p>
          </table:table-cell>
          <table:table-cell office:value-type="float" office:value="54.726913" calcext:value-type="float">
            <text:p>54.72691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Gaun 2021 Alois Lageder Magreid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fe9rrcca981vfgqsg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Gaun Bio</text:p>
          </table:table-cell>
          <table:table-cell office:value-type="string" calcext:value-type="string">
            <text:p>Alois Lageder</text:p>
          </table:table-cell>
          <table:table-cell office:value-type="float" office:value="47.991375" calcext:value-type="float">
            <text:p>47.99137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2021 Pitzner Kardau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f08tsrxc1kmf4qejv0b3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rdonnay</text:p>
          </table:table-cell>
          <table:table-cell office:value-type="string" calcext:value-type="string">
            <text:p>Pitzner</text:p>
          </table:table-cell>
          <table:table-cell office:value-type="float" office:value="32.885437" calcext:value-type="float">
            <text:p>32.88543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2020 Pitzner Kardau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f08tsrxc1kmf4qejv0b3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rdonnay</text:p>
          </table:table-cell>
          <table:table-cell office:value-type="string" calcext:value-type="string">
            <text:p>Pitzner</text:p>
          </table:table-cell>
          <table:table-cell office:value-type="float" office:value="32.885437" calcext:value-type="float">
            <text:p>32.88543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Fluch &amp; Segen 2022 Martin Schgraffer Salur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900" calcext:value-type="float">
            <text:p>590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n3awbq13x0zzy20yday083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Fluch und Segen</text:p>
          </table:table-cell>
          <table:table-cell office:value-type="string" calcext:value-type="string">
            <text:p>Martin Schgraffer</text:p>
          </table:table-cell>
          <table:table-cell office:value-type="float" office:value="61.89382" calcext:value-type="float">
            <text:p>61.8938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uvée Reserve della Contessa 2022 (WB/CH/SV) Manincor Kalterer Se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759grydaffac4m90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éserve della Contessa</text:p>
          </table:table-cell>
          <table:table-cell office:value-type="string" calcext:value-type="string">
            <text:p>Manincor</text:p>
          </table:table-cell>
          <table:table-cell office:value-type="float" office:value="46.41313" calcext:value-type="float">
            <text:p>46.4131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uvée Aichberg 2018 (WB/CH/SV) Kornell Terla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4600" calcext:value-type="float">
            <text:p>46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nb372b19er1rn6hfr7zfpe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ichberg</text:p>
          </table:table-cell>
          <table:table-cell office:value-type="string" calcext:value-type="string">
            <text:p>Kornell</text:p>
          </table:table-cell>
          <table:table-cell office:value-type="float" office:value="34.837906" calcext:value-type="float">
            <text:p>34.83790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uvée Aichberg 2021 (WB/CH/SV) Kornell Terla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600" calcext:value-type="float">
            <text:p>46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nb372b19er1rn6hfr7zfpe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ichberg</text:p>
          </table:table-cell>
          <table:table-cell office:value-type="string" calcext:value-type="string">
            <text:p>Kornell</text:p>
          </table:table-cell>
          <table:table-cell office:value-type="float" office:value="34.837906" calcext:value-type="float">
            <text:p>34.83790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uvée Giovo 2019 (CH/Solaris) Bergkellerei Passei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500" calcext:value-type="float">
            <text:p>5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94wbjx6m6h8k0rc3zy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iovo</text:p>
          </table:table-cell>
          <table:table-cell office:value-type="string" calcext:value-type="string">
            <text:p>Bergkellerei Passeier</text:p>
          </table:table-cell>
          <table:table-cell office:value-type="float" office:value="63.3776" calcext:value-type="float">
            <text:p>63.377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uvée Weisswein 2016 (WB/GB/SV/R) Ansitz Dolomythos Ritte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jsy280zdn8ek2ebhz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ßwein Dolomytos</text:p>
          </table:table-cell>
          <table:table-cell office:value-type="string" calcext:value-type="string">
            <text:p>Ansitz Dolomytos Sacker</text:p>
          </table:table-cell>
          <table:table-cell office:value-type="float" office:value="57.392715" calcext:value-type="float">
            <text:p>57.39271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osé La Rosé 2020 Manincor Kalterer Se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751hdtk6xz0xbmwk3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La Rosé de Manincor Bio</text:p>
          </table:table-cell>
          <table:table-cell office:value-type="string" calcext:value-type="string">
            <text:p>Manincor</text:p>
          </table:table-cell>
          <table:table-cell office:value-type="float" office:value="46.57247" calcext:value-type="float">
            <text:p>46.5724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Grüner Veltliner Ried Berg Vogelsang 2019 Bründelmayer Kamptal, Österrei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3900" calcext:value-type="float">
            <text:p>39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2psw58e8850kv8mj3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 Ried Berg Vogelsang Bio</text:p>
          </table:table-cell>
          <table:table-cell office:value-type="string" calcext:value-type="string">
            <text:p>Weingut Bründlmayer</text:p>
          </table:table-cell>
          <table:table-cell office:value-type="float" office:value="39.860123" calcext:value-type="float">
            <text:p>39.86012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Gewürztraminer Galilee 2021 Yarden Golan Heights Winery, Israe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0b9qbmmfjf1paste27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Yarden Heights Gewürztraminer</text:p>
          </table:table-cell>
          <table:table-cell office:value-type="string" calcext:value-type="string">
            <text:p>Golan Heights Winery</text:p>
          </table:table-cell>
          <table:table-cell office:value-type="float" office:value="61.092133" calcext:value-type="float">
            <text:p>61.09213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iesling Pittermännchen GG 2017 Diel Nah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9500" calcext:value-type="float">
            <text:p>95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wwcx8kdwyj15mdxw8d4dp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ttermännchen Riesling GG</text:p>
          </table:table-cell>
          <table:table-cell office:value-type="string" calcext:value-type="string">
            <text:p>Diel</text:p>
          </table:table-cell>
          <table:table-cell office:value-type="float" office:value="33.284065" calcext:value-type="float">
            <text:p>33.28406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iesling Frühlingsplätzchen GG 2018 Schäfer-Fröhlich Nah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0500" calcext:value-type="float">
            <text:p>10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wwcx8m4xqw5xt4vjbtbvw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rühlingsplätzchen Riesling GG</text:p>
          </table:table-cell>
          <table:table-cell office:value-type="string" calcext:value-type="string">
            <text:p>Schäfer-Fröhlich</text:p>
          </table:table-cell>
          <table:table-cell office:value-type="float" office:value="55.886177" calcext:value-type="float">
            <text:p>55.88617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iesling Stromberg GG 2021 Schäfer-Fröhlich Nah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xpaezvvwr271gm2yq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tromberg Riesling GG</text:p>
          </table:table-cell>
          <table:table-cell office:value-type="string" calcext:value-type="string">
            <text:p>Schäfer-Fröhlich</text:p>
          </table:table-cell>
          <table:table-cell office:value-type="float" office:value="55.7941" calcext:value-type="float">
            <text:p>55.794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iesling Kreuznacher Kahlenberg 2022 Dönnhoff Nah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wwcx8m1e1bmx97w9507y9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reuznacher Kahlenberg Riesling Trocken</text:p>
          </table:table-cell>
          <table:table-cell office:value-type="string" calcext:value-type="string">
            <text:p>Dönnhoff</text:p>
          </table:table-cell>
          <table:table-cell office:value-type="float" office:value="44.32076" calcext:value-type="float">
            <text:p>44.3207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iesling Kalkofen GG 2021 Von Winning Pfalz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9000" calcext:value-type="float">
            <text:p>9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xbxwcmnwc6hk69k81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Deidesheimer Kalkofen GG</text:p>
          </table:table-cell>
          <table:table-cell office:value-type="string" calcext:value-type="string">
            <text:p>Von Winning</text:p>
          </table:table-cell>
          <table:table-cell office:value-type="float" office:value="49.552124" calcext:value-type="float">
            <text:p>49.55212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iesling Kiedrich Turmberg GG 2021 Robert Weil Rheingau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800" calcext:value-type="float">
            <text:p>58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evsr9qetn4v1980fn77y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Kiedrich Turmberg Riesling Spätlese</text:p>
          </table:table-cell>
          <table:table-cell office:value-type="string" calcext:value-type="string">
            <text:p>Robert Weil</text:p>
          </table:table-cell>
          <table:table-cell office:value-type="float" office:value="47.088203" calcext:value-type="float">
            <text:p>47.08820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iesling Scharzofberger GG 2021 Van Volxem Saa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8500" calcext:value-type="float">
            <text:p>85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zc708qz82zjjezdf4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charzhofberger Riesling GG</text:p>
          </table:table-cell>
          <table:table-cell office:value-type="string" calcext:value-type="string">
            <text:p>Van Volxem</text:p>
          </table:table-cell>
          <table:table-cell office:value-type="float" office:value="50.385727" calcext:value-type="float">
            <text:p>50.38572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iesling Rausch GG 2021 Zilliken Mose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9800" calcext:value-type="float">
            <text:p>98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f6fjsvmp834pkpdcrk5v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Ein Kleiner Rausch</text:p>
          </table:table-cell>
          <table:table-cell office:value-type="string" calcext:value-type="string">
            <text:p>Rausch</text:p>
          </table:table-cell>
          <table:table-cell office:value-type="float" office:value="33.870995" calcext:value-type="float">
            <text:p>33.87099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iesling Röttgen GG 2020 Heymann-Löwenstein Mose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8500" calcext:value-type="float">
            <text:p>8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zd4sy7a8f62emk9n5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Röttgen</text:p>
          </table:table-cell>
          <table:table-cell office:value-type="string" calcext:value-type="string">
            <text:p>Heymann-Löwenstein</text:p>
          </table:table-cell>
          <table:table-cell office:value-type="float" office:value="49.39772" calcext:value-type="float">
            <text:p>49.3977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iesling Erdener Treppchen Spätlese 2020 Markus Molitor Mosel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q7dxz975aq9qr2t99kf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rdener Treppchen Riesling Spätlese Trocken</text:p>
          </table:table-cell>
          <table:table-cell office:value-type="string" calcext:value-type="string">
            <text:p>Markus Molitor</text:p>
          </table:table-cell>
          <table:table-cell office:value-type="float" office:value="51.49337" calcext:value-type="float">
            <text:p>51.4933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"R" 2021 Rudolf Fürst Franke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2500" calcext:value-type="float">
            <text:p>12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f0z6dxkk076pjzpf4qxv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rdonnay R</text:p>
          </table:table-cell>
          <table:table-cell office:value-type="string" calcext:value-type="string">
            <text:p>Rudolf Fürst</text:p>
          </table:table-cell>
          <table:table-cell office:value-type="float" office:value="45.157917" calcext:value-type="float">
            <text:p>45.15791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Oberbergen Bassgeige 2020 Franz Keller Bade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900" calcext:value-type="float">
            <text:p>39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qgajkdfd7hj9mp198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Oberbergener Bassgeige Chardonnay</text:p>
          </table:table-cell>
          <table:table-cell office:value-type="string" calcext:value-type="string">
            <text:p>Franz Keller</text:p>
          </table:table-cell>
          <table:table-cell office:value-type="float" office:value="51.745674" calcext:value-type="float">
            <text:p>51.74567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Malterdinger Alte Reben 2021 Bernhard Huber Bade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9800" calcext:value-type="float">
            <text:p>98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mr6nnm23q8bjzsq0t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lterdinger Alte Reben Chardonnay</text:p>
          </table:table-cell>
          <table:table-cell office:value-type="string" calcext:value-type="string">
            <text:p>Bernhard Huber</text:p>
          </table:table-cell>
          <table:table-cell office:value-type="float" office:value="50.47976" calcext:value-type="float">
            <text:p>50.4797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Weissburgunder Oberbergen Bassgeige 2020 Franz Keller Bade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900" calcext:value-type="float">
            <text:p>39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qgd54tp7hrv8r4jqc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Oberbergener Bassgeige Weissburgunder</text:p>
          </table:table-cell>
          <table:table-cell office:value-type="string" calcext:value-type="string">
            <text:p>Franz Keller</text:p>
          </table:table-cell>
          <table:table-cell office:value-type="float" office:value="54.053112" calcext:value-type="float">
            <text:p>54.05311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Friulano 2020 La Duline, Friaul Venetie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051q6eybgjgyh2mx8h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riulano</text:p>
          </table:table-cell>
          <table:table-cell office:value-type="string" calcext:value-type="string">
            <text:p>Vignai da Duline</text:p>
          </table:table-cell>
          <table:table-cell office:value-type="float" office:value="32.198166" calcext:value-type="float">
            <text:p>32.19816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Ronco Pitotti 2021 La Duline, Friaul Venetie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878e92d6y5srn9zmyd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onco Pitotti Chardonnay</text:p>
          </table:table-cell>
          <table:table-cell office:value-type="string" calcext:value-type="string">
            <text:p>Vignai da Duline</text:p>
          </table:table-cell>
          <table:table-cell office:value-type="float" office:value="45.51324" calcext:value-type="float">
            <text:p>45.5132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Friulano Collio 2020 Schiopetto, Friaul Venetie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qcb5pvevmfry1h2yq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riulano Collio</text:p>
          </table:table-cell>
          <table:table-cell office:value-type="string" calcext:value-type="string">
            <text:p>Schiopetto</text:p>
          </table:table-cell>
          <table:table-cell office:value-type="float" office:value="44.104904" calcext:value-type="float">
            <text:p>44.10490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Friulano San Zuan 2021 Ronco del Gnemiz, Friaul Venetie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8y23z9gmb6bcteqpps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riulano San Zuan</text:p>
          </table:table-cell>
          <table:table-cell office:value-type="string" calcext:value-type="string">
            <text:p>Ronco del Gnemiz</text:p>
          </table:table-cell>
          <table:table-cell office:value-type="float" office:value="60.063663" calcext:value-type="float">
            <text:p>60.06366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Ronco Basso 2021 Ronco del Gnemiz, Friaul Venetie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92nnjmb1axqmemska9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onco Basso</text:p>
          </table:table-cell>
          <table:table-cell office:value-type="string" calcext:value-type="string">
            <text:p>Ronco del Gnemiz</text:p>
          </table:table-cell>
          <table:table-cell office:value-type="float" office:value="81.164" calcext:value-type="float">
            <text:p>81.16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oave Classico 2016 Monte Fiorentine Ca'Rugate, Friaul Venetie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5m43pvvbtf77vp9gr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oave Classico Monte Fiorentine</text:p>
          </table:table-cell>
          <table:table-cell office:value-type="string" calcext:value-type="string">
            <text:p>Ca' Rugate</text:p>
          </table:table-cell>
          <table:table-cell office:value-type="float" office:value="58.0764" calcext:value-type="float">
            <text:p>58.076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ibolla Gialla 2012 Josko Gravner, Friaul Venetie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9kfp30jtsgmty7rzt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bolla Gialla</text:p>
          </table:table-cell>
          <table:table-cell office:value-type="string" calcext:value-type="string">
            <text:p>Gravner</text:p>
          </table:table-cell>
          <table:table-cell office:value-type="float" office:value="44.064316" calcext:value-type="float">
            <text:p>44.06431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uvée L'Estro (V/M/SB) 2013 Casa Caterina, Lombardei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vrghx03kze8jmzfa85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'Estro</text:p>
          </table:table-cell>
          <table:table-cell office:value-type="string" calcext:value-type="string">
            <text:p>Casa Caterina</text:p>
          </table:table-cell>
          <table:table-cell office:value-type="float" office:value="48.298935" calcext:value-type="float">
            <text:p>48.29893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Verdicchio Classico 2020 Il Coroncino, Marke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0e3awe4av0jb86bjeat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erdicchio Il Coroncino</text:p>
          </table:table-cell>
          <table:table-cell office:value-type="string" calcext:value-type="string">
            <text:p>Coroncino</text:p>
          </table:table-cell>
          <table:table-cell office:value-type="float" office:value="54.21582" calcext:value-type="float">
            <text:p>54.2158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Verdicchio Classico Balluccio 2020 Tenuta dell'Ugolino, Marke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m2930ahemfnxm19bf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igneto del Balluccio Verdicchio dei Castelli di Jesi Classico Superiore</text:p>
          </table:table-cell>
          <table:table-cell office:value-type="string" calcext:value-type="string">
            <text:p>Tenuta dell'Ugolino</text:p>
          </table:table-cell>
          <table:table-cell office:value-type="float" office:value="49.61523" calcext:value-type="float">
            <text:p>49.6152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Pecorino Onirecep 2020 Pantaleone, Abruzze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es0gzna690nth6r2et5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Onirocep</text:p>
          </table:table-cell>
          <table:table-cell office:value-type="string" calcext:value-type="string">
            <text:p>Pantaleone</text:p>
          </table:table-cell>
          <table:table-cell office:value-type="float" office:value="45.37252" calcext:value-type="float">
            <text:p>45.3725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Trebbiano d'Abruzzo 2021 Emidio Pepe, Abruzze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rq9ze45xa65j5jpnm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rebbiano d'Abruzzo</text:p>
          </table:table-cell>
          <table:table-cell office:value-type="string" calcext:value-type="string">
            <text:p>Emidio Pepe</text:p>
          </table:table-cell>
          <table:table-cell office:value-type="float" office:value="49.518776" calcext:value-type="float">
            <text:p>49.51877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Vermentino Bio 2021 Olianas, Sardinie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cwvb3wzzxca0ypf8ankw0b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ermentino</text:p>
          </table:table-cell>
          <table:table-cell office:value-type="string" calcext:value-type="string">
            <text:p>Olianas</text:p>
          </table:table-cell>
          <table:table-cell office:value-type="float" office:value="38.473587" calcext:value-type="float">
            <text:p>38.47358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arricante Teatro Cajjo 2021 Centopassi, Sizilie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3ypvvspcfwdjd1wn8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eatro Cajjo Carricante</text:p>
          </table:table-cell>
          <table:table-cell office:value-type="string" calcext:value-type="string">
            <text:p>Centopassi</text:p>
          </table:table-cell>
          <table:table-cell office:value-type="float" office:value="61.10114" calcext:value-type="float">
            <text:p>61.1011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Grechetto 2021 Di Filippo, Umbrie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myk7pte0ytxhzq41cz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echetto Umbria</text:p>
          </table:table-cell>
          <table:table-cell office:value-type="string" calcext:value-type="string">
            <text:p>Di Filippo</text:p>
          </table:table-cell>
          <table:table-cell office:value-type="float" office:value="40.18464" calcext:value-type="float">
            <text:p>40.1846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Etna Bianco 2021 Terra Costantino, Sizilie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nj1jbjt0jaj8qtvjh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De Aetna Etna Bianco</text:p>
          </table:table-cell>
          <table:table-cell office:value-type="string" calcext:value-type="string">
            <text:p>Terra Costantino</text:p>
          </table:table-cell>
          <table:table-cell office:value-type="float" office:value="49.262234" calcext:value-type="float">
            <text:p>49.26223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iesling Pfersingberg Grand Cru 2015 Domaine Schöpfer Elsas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4300" calcext:value-type="float">
            <text:p>43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f5nfj9mpfvd4fks16pj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Alsace Grand Cru ''''Pfersigberg''''</text:p>
          </table:table-cell>
          <table:table-cell office:value-type="string" calcext:value-type="string">
            <text:p>Domaine Schoepfer</text:p>
          </table:table-cell>
          <table:table-cell office:value-type="float" office:value="38.759995" calcext:value-type="float">
            <text:p>38.75999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ancerre Chéne Marchand 2020 Dominique Rog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03dcyk8k6m8w6eaktc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êne Marchand Sancerre Blanc</text:p>
          </table:table-cell>
          <table:table-cell office:value-type="string" calcext:value-type="string">
            <text:p>Dominique Roger</text:p>
          </table:table-cell>
          <table:table-cell office:value-type="float" office:value="50.782333" calcext:value-type="float">
            <text:p>50.78233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Melon de Bourgogne Clisson 2014 Bruno Cormerai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syxxce45yggmhjca0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lisson</text:p>
          </table:table-cell>
          <table:table-cell office:value-type="string" calcext:value-type="string">
            <text:p>Bruno Cormerais</text:p>
          </table:table-cell>
          <table:table-cell office:value-type="float" office:value="48.77217" calcext:value-type="float">
            <text:p>48.7721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Meursault Les Narvaux 2020 Les Parcellaires de Saulz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1500" calcext:value-type="float">
            <text:p>11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cwsykddg1q9893s2d08cew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eursault 'Les Narvaux'</text:p>
          </table:table-cell>
          <table:table-cell office:value-type="string" calcext:value-type="string">
            <text:p>Les Parcellaires de Saulx</text:p>
          </table:table-cell>
          <table:table-cell office:value-type="float" office:value="65.218254" calcext:value-type="float">
            <text:p>65.21825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Meursault 2021 Antoine Jobard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3000" calcext:value-type="float">
            <text:p>13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k63tftd2n32pad3hdf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eursault</text:p>
          </table:table-cell>
          <table:table-cell office:value-type="string" calcext:value-type="string">
            <text:p>Francois et Antoine Jobard</text:p>
          </table:table-cell>
          <table:table-cell office:value-type="float" office:value="33.078606" calcext:value-type="float">
            <text:p>33.07860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Bourgogne Hautes-Cótes de Beaune 2022 Emmanuel Rouge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8100" calcext:value-type="float">
            <text:p>81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yf60x0vgc6r6976h3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ourgogne Hautes-Côtes de Beaune Blanc</text:p>
          </table:table-cell>
          <table:table-cell office:value-type="string" calcext:value-type="string">
            <text:p>Emmanuel Rouget</text:p>
          </table:table-cell>
          <table:table-cell office:value-type="float" office:value="51.65652" calcext:value-type="float">
            <text:p>51.6565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Puligny Montrachet Les Demoiselles 2020 Philippe Coli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jya6jeh47bdb4wvxv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uligny-Montrachet Premier Cru 'Les Demoiselles'</text:p>
          </table:table-cell>
          <table:table-cell office:value-type="string" calcext:value-type="string">
            <text:p>Philippe Colin</text:p>
          </table:table-cell>
          <table:table-cell office:value-type="float" office:value="46.228886" calcext:value-type="float">
            <text:p>46.22888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Puligny Montrachet 2021 Bachelet-Monnot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wwcxcqxmz0pdk4q2xhszz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uligny-Montrachet</text:p>
          </table:table-cell>
          <table:table-cell office:value-type="string" calcext:value-type="string">
            <text:p>Bachelet-Monnot</text:p>
          </table:table-cell>
          <table:table-cell office:value-type="float" office:value="51.730118" calcext:value-type="float">
            <text:p>51.73011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blis 1er Cru 2022 Vaillons Servi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6900" calcext:value-type="float">
            <text:p>69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h06zm0vvk87zepnhe4t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blis 1er Cru 'Vaillons'</text:p>
          </table:table-cell>
          <table:table-cell office:value-type="string" calcext:value-type="string">
            <text:p>Marcel Servin</text:p>
          </table:table-cell>
          <table:table-cell office:value-type="float" office:value="41.32935" calcext:value-type="float">
            <text:p>41.3293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blis Vaillon 1er Cru 2022 Moreau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7500" calcext:value-type="float">
            <text:p>75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h068zgj9zgeqrr1vbe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blis 1er Cru 'Vaillons'</text:p>
          </table:table-cell>
          <table:table-cell office:value-type="string" calcext:value-type="string">
            <text:p>Pascal Moreau</text:p>
          </table:table-cell>
          <table:table-cell office:value-type="float" office:value="33.90074" calcext:value-type="float">
            <text:p>33.9007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blis Grand Cru Vaudésir 2020 Adrien Besso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3000" calcext:value-type="float">
            <text:p>13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rzn9vyfmhdfer1cgy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blis Grand Cru 'Vaudésir'</text:p>
          </table:table-cell>
          <table:table-cell office:value-type="string" calcext:value-type="string">
            <text:p>Domaine Adrien Besson</text:p>
          </table:table-cell>
          <table:table-cell office:value-type="float" office:value="50.563408" calcext:value-type="float">
            <text:p>50.56340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blis Premier Cru Montmains 2021 Gérard Duplessi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8600" calcext:value-type="float">
            <text:p>86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04yva99hs4tf6p20cd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blis Premier Cru 'Montmains'</text:p>
          </table:table-cell>
          <table:table-cell office:value-type="string" calcext:value-type="string">
            <text:p>Gerard Duplessis</text:p>
          </table:table-cell>
          <table:table-cell office:value-type="float" office:value="56.556767" calcext:value-type="float">
            <text:p>56.55676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blis Premier Cru Montmains 2018 Gérard Duplessi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9400" calcext:value-type="float">
            <text:p>94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04yva99hs4tf6p20cd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blis Premier Cru 'Montmains'</text:p>
          </table:table-cell>
          <table:table-cell office:value-type="string" calcext:value-type="string">
            <text:p>Gerard Duplessis</text:p>
          </table:table-cell>
          <table:table-cell office:value-type="float" office:value="56.556767" calcext:value-type="float">
            <text:p>56.55676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blis Premier Cru Cóte de Léchet 2022 Thierry Laffay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9400" calcext:value-type="float">
            <text:p>94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h2n4g5xw5p0ffd4jgj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blis 1er Cru 'Côte de Lechet'</text:p>
          </table:table-cell>
          <table:table-cell office:value-type="string" calcext:value-type="string">
            <text:p>Thierry Laffay</text:p>
          </table:table-cell>
          <table:table-cell office:value-type="float" office:value="56.13365" calcext:value-type="float">
            <text:p>56.1336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áteauneuf-du-Pape Les Cailloux 2021 André Brunel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8900" calcext:value-type="float">
            <text:p>89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gwnyecwhbkskdbbeys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es Cailloux Châteauneuf-du-Pape Blanc</text:p>
          </table:table-cell>
          <table:table-cell office:value-type="string" calcext:value-type="string">
            <text:p>André Brunel</text:p>
          </table:table-cell>
          <table:table-cell office:value-type="float" office:value="52.339462" calcext:value-type="float">
            <text:p>52.33946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Vieilles Vignes Arbois 2020 Amelie Guillot Jur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900" calcext:value-type="float">
            <text:p>49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vweetz8cmdzz9ycdj3cz3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ieilles Vignes Chardonnay Arbois</text:p>
          </table:table-cell>
          <table:table-cell office:value-type="string" calcext:value-type="string">
            <text:p>Amelie Guillot</text:p>
          </table:table-cell>
          <table:table-cell office:value-type="float" office:value="54.624413" calcext:value-type="float">
            <text:p>54.62441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avagnin L'Etoile 2019 Domaine de Montbourgeau Jur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esrdfswd7xfqgg0sn28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vagnin L'Étoile</text:p>
          </table:table-cell>
          <table:table-cell office:value-type="string" calcext:value-type="string">
            <text:p>Domaine de Montbourgeau</text:p>
          </table:table-cell>
          <table:table-cell office:value-type="float" office:value="50.393646" calcext:value-type="float">
            <text:p>50.39364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avagnin L'Etoile 2018 Domaine de Montbourgeau Jur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esrdfswd7xfqgg0sn28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vagnin L'Étoile</text:p>
          </table:table-cell>
          <table:table-cell office:value-type="string" calcext:value-type="string">
            <text:p>Domaine de Montbourgeau</text:p>
          </table:table-cell>
          <table:table-cell office:value-type="float" office:value="50.393646" calcext:value-type="float">
            <text:p>50.39364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Bourgogne Aligolé Antichtone 2021 Benoit Ente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2500" calcext:value-type="float">
            <text:p>125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hrjsm45b4nzm7690w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ourgogne Aligoté "Antichtone"</text:p>
          </table:table-cell>
          <table:table-cell office:value-type="string" calcext:value-type="string">
            <text:p>Benoît Ente</text:p>
          </table:table-cell>
          <table:table-cell office:value-type="float" office:value="56.809982" calcext:value-type="float">
            <text:p>56.80998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Bourgogne Blanc 2021 Benoit Ente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5600" calcext:value-type="float">
            <text:p>156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h22gjqf1tb707f1v25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ourgogne Chardonnay</text:p>
          </table:table-cell>
          <table:table-cell office:value-type="string" calcext:value-type="string">
            <text:p>Benoît Ente</text:p>
          </table:table-cell>
          <table:table-cell office:value-type="float" office:value="39.90249" calcext:value-type="float">
            <text:p>39.9024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t. Magdalener Malanders 2023 Pitzner Kardau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2900" calcext:value-type="float">
            <text:p>29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3n8r40k0037vrje2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t. Magdalener Malanders</text:p>
          </table:table-cell>
          <table:table-cell office:value-type="string" calcext:value-type="string">
            <text:p>Pitzner</text:p>
          </table:table-cell>
          <table:table-cell office:value-type="float" office:value="54.640907" calcext:value-type="float">
            <text:p>54.64090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ernatsch Upupa Rot 2019 Martin Abraham Epp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h0hgfb6v60mx3bynp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ernatsch Upupa Rot</text:p>
          </table:table-cell>
          <table:table-cell office:value-type="string" calcext:value-type="string">
            <text:p>Weingut Abraham</text:p>
          </table:table-cell>
          <table:table-cell office:value-type="float" office:value="51.06208" calcext:value-type="float">
            <text:p>51.0620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ernatsch Arena 2018 Oberstein Tscherms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b4rjg25pnzwr52603arj4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rena</text:p>
          </table:table-cell>
          <table:table-cell office:value-type="string" calcext:value-type="string">
            <text:p>Weingut Oberstein</text:p>
          </table:table-cell>
          <table:table-cell office:value-type="float" office:value="36.28001" calcext:value-type="float">
            <text:p>36.2800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ernatsch Mediaevum 2021 Gump Hof Völs am Schler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b4rjgx88qdw8ycweav41n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diaevum Vernatsch</text:p>
          </table:table-cell>
          <table:table-cell office:value-type="string" calcext:value-type="string">
            <text:p>Markus Prackwieser Gump Hof</text:p>
          </table:table-cell>
          <table:table-cell office:value-type="float" office:value="49.06877" calcext:value-type="float">
            <text:p>49.0687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lauburgunder Riserva Matan 2020 Pfitscher Monta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900" calcext:value-type="float">
            <text:p>59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58d7getsnyf8992dz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Riserva Matan</text:p>
          </table:table-cell>
          <table:table-cell office:value-type="string" calcext:value-type="string">
            <text:p>Pfitscher</text:p>
          </table:table-cell>
          <table:table-cell office:value-type="float" office:value="41.479008" calcext:value-type="float">
            <text:p>41.47900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lauburgunder Vom Roten Kalk 2020 Martin Abraham Epp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8jgr0k98y78rggb3b5spqy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Vom Roten Kalk</text:p>
          </table:table-cell>
          <table:table-cell office:value-type="string" calcext:value-type="string">
            <text:p>Weingut Abraham</text:p>
          </table:table-cell>
          <table:table-cell office:value-type="float" office:value="49.626007" calcext:value-type="float">
            <text:p>49.62600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lauburgunder Mason di Mason 2018 Manincor Kalterer Se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9800" calcext:value-type="float">
            <text:p>98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78jz57rmx7y4yqhq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Mason di Mason Bio</text:p>
          </table:table-cell>
          <table:table-cell office:value-type="string" calcext:value-type="string">
            <text:p>Manincor</text:p>
          </table:table-cell>
          <table:table-cell office:value-type="float" office:value="41.93383" calcext:value-type="float">
            <text:p>41.9338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lauburgunder Riserva 2017 Schloss Englar Epp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gamfe5xvnmde167tj4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</text:p>
          </table:table-cell>
          <table:table-cell office:value-type="string" calcext:value-type="string">
            <text:p>Schloss Englar</text:p>
          </table:table-cell>
          <table:table-cell office:value-type="float" office:value="39.29029" calcext:value-type="float">
            <text:p>39.2902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lauburgunder Marith 2023 Kornell Terl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56ncahyxces2qf6h5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rith Blauburgunder</text:p>
          </table:table-cell>
          <table:table-cell office:value-type="string" calcext:value-type="string">
            <text:p>Kornell</text:p>
          </table:table-cell>
          <table:table-cell office:value-type="float" office:value="44.637836" calcext:value-type="float">
            <text:p>44.63783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lauburgunder Noir 2007 Doná Tscherms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07" calcext:value-type="float">
            <text:p>2007</text:p>
          </table:table-cell>
          <table:table-cell office:value-type="float" office:value="11500" calcext:value-type="float">
            <text:p>11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v5rk7a80zrkkerg6k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Donà Noir</text:p>
          </table:table-cell>
          <table:table-cell office:value-type="string" calcext:value-type="string">
            <text:p>Hartmann Donà</text:p>
          </table:table-cell>
          <table:table-cell office:value-type="float" office:value="24.750622" calcext:value-type="float">
            <text:p>24.75062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lauburgunder Pigeno 2021 Strobelhof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8z6q8r5v4193gt20j9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Pigeno</text:p>
          </table:table-cell>
          <table:table-cell office:value-type="string" calcext:value-type="string">
            <text:p>Stroblhof</text:p>
          </table:table-cell>
          <table:table-cell office:value-type="float" office:value="44.188896" calcext:value-type="float">
            <text:p>44.18889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lauburgunder Reneussance 2019 Gump Hof Völs am Schler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9400" calcext:value-type="float">
            <text:p>94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tget8dmbvd77ajgnj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enaissance Pinot Noir</text:p>
          </table:table-cell>
          <table:table-cell office:value-type="string" calcext:value-type="string">
            <text:p>Markus Prackwieser Gump Hof</text:p>
          </table:table-cell>
          <table:table-cell office:value-type="float" office:value="30.682722" calcext:value-type="float">
            <text:p>30.68272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 Riserva 2021 Pitzner Kardau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800" calcext:value-type="float">
            <text:p>580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nb3y8w9bzymra06agn44pq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MR</text:p>
          </table:table-cell>
          <table:table-cell office:value-type="string" calcext:value-type="string">
            <text:p>Pitzner</text:p>
          </table:table-cell>
          <table:table-cell office:value-type="float" office:value="33.35624" calcext:value-type="float">
            <text:p>33.3562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 Riserva Staffes 2020 Kornell Terla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600" calcext:value-type="float">
            <text:p>46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560drjja56baway98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Staffes</text:p>
          </table:table-cell>
          <table:table-cell office:value-type="string" calcext:value-type="string">
            <text:p>Kornell</text:p>
          </table:table-cell>
          <table:table-cell office:value-type="float" office:value="43.345943" calcext:value-type="float">
            <text:p>43.34594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 Brenntal 2017 Kellerei Kurtatsch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km3jqyte3xnm7ksft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enntal Merlot Riserva</text:p>
          </table:table-cell>
          <table:table-cell office:value-type="string" calcext:value-type="string">
            <text:p>Cantina Kurtatsch</text:p>
          </table:table-cell>
          <table:table-cell office:value-type="float" office:value="36.12238" calcext:value-type="float">
            <text:p>36.1223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Porphyr 2020 Kellerei Terla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8400" calcext:value-type="float">
            <text:p>84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538gj86tet5g3ad2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Porphyr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57.49852" calcext:value-type="float">
            <text:p>57.4985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2022 Fateni Salurnis Salur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900" calcext:value-type="float">
            <text:p>39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vwefp33xf2gcrtwq0tecw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</text:p>
          </table:table-cell>
          <table:table-cell office:value-type="string" calcext:value-type="string">
            <text:p>Salurnis</text:p>
          </table:table-cell>
          <table:table-cell office:value-type="float" office:value="43.80198" calcext:value-type="float">
            <text:p>43.8019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Riserva Taber 2020 Kellerei Boze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kg9tcrx4kt4gktkck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Taber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47.27826" calcext:value-type="float">
            <text:p>47.2782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Riserva 2021 Franz Gojer Karneid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700" calcext:value-type="float">
            <text:p>47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qfdbwdzavw1qnpm7d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iserva Lagrein</text:p>
          </table:table-cell>
          <table:table-cell office:value-type="string" calcext:value-type="string">
            <text:p>Franz Gojer – Glögglhof</text:p>
          </table:table-cell>
          <table:table-cell office:value-type="float" office:value="43.46739" calcext:value-type="float">
            <text:p>43.4673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uvée Anticus Riserva (M/CS) 2019 Nals-Margreid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800" calcext:value-type="float">
            <text:p>58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pdtz67nfwwb03pdvb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nticus Riserva Baron Salvadori</text:p>
          </table:table-cell>
          <table:table-cell office:value-type="string" calcext:value-type="string">
            <text:p>Nals Margreid</text:p>
          </table:table-cell>
          <table:table-cell office:value-type="float" office:value="52.267647" calcext:value-type="float">
            <text:p>52.26764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uvée Anticus Riserva (M/CS) 2018 Nals-Margreid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5800" calcext:value-type="float">
            <text:p>58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pdtz67nfwwb03pdvb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nticus Riserva Baron Salvadori</text:p>
          </table:table-cell>
          <table:table-cell office:value-type="string" calcext:value-type="string">
            <text:p>Nals Margreid</text:p>
          </table:table-cell>
          <table:table-cell office:value-type="float" office:value="52.267647" calcext:value-type="float">
            <text:p>52.26764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uvée Staffelfeld (CS/M) 2019 Baron Widmann Kurtats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za4wdx8jrjcn6q6st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-Merlot Cuvée Staffelfeld</text:p>
          </table:table-cell>
          <table:table-cell office:value-type="string" calcext:value-type="string">
            <text:p>Andreas Baron Widmann</text:p>
          </table:table-cell>
          <table:table-cell office:value-type="float" office:value="44.59281" calcext:value-type="float">
            <text:p>44.5928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uvée Iugum (M/CS) 2017 Dipoli Neumarkt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6500" calcext:value-type="float">
            <text:p>6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h7qv6jhpqwyczj3wf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-Cabernet Sauvignon Iugum</text:p>
          </table:table-cell>
          <table:table-cell office:value-type="string" calcext:value-type="string">
            <text:p>Peter Dipoli</text:p>
          </table:table-cell>
          <table:table-cell office:value-type="float" office:value="37.728733" calcext:value-type="float">
            <text:p>37.72873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uvée Iugum (M/CS) 2015 Dipoli Neumarkt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6500" calcext:value-type="float">
            <text:p>65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h7qv6jhpqwyczj3wf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-Cabernet Sauvignon Iugum</text:p>
          </table:table-cell>
          <table:table-cell office:value-type="string" calcext:value-type="string">
            <text:p>Peter Dipoli</text:p>
          </table:table-cell>
          <table:table-cell office:value-type="float" office:value="37.728733" calcext:value-type="float">
            <text:p>37.72873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uvée Zeder (M/CS/L) 2021 Kornell Terla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519628b930zb0hnjk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Zeder</text:p>
          </table:table-cell>
          <table:table-cell office:value-type="string" calcext:value-type="string">
            <text:p>Kornell</text:p>
          </table:table-cell>
          <table:table-cell office:value-type="float" office:value="40.577297" calcext:value-type="float">
            <text:p>40.57729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uvée Hexagon (CS/M/CF/S/PV) 2021 Pitzner Kardau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8900" calcext:value-type="float">
            <text:p>890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nb4qs0tdg1e56bfctkfxpj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Hexagon HX</text:p>
          </table:table-cell>
          <table:table-cell office:value-type="string" calcext:value-type="string">
            <text:p>Pitzner</text:p>
          </table:table-cell>
          <table:table-cell office:value-type="float" office:value="43.592663" calcext:value-type="float">
            <text:p>43.59266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uvée Mauritius (L/M) 2020 Kellerei Boze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900" calcext:value-type="float">
            <text:p>59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kkpyzqr21yc1p3a36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-Merlot Mauritius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36.486717" calcext:value-type="float">
            <text:p>36.48671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uvée Cassiano (M/CF/T/CS/PV/SY) 2021 Manincor Kalterer Se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200" calcext:value-type="float">
            <text:p>620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7b0pcbwmmy0vdycn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ssiano Bio</text:p>
          </table:table-cell>
          <table:table-cell office:value-type="string" calcext:value-type="string">
            <text:p>Manincor</text:p>
          </table:table-cell>
          <table:table-cell office:value-type="float" office:value="41.69553" calcext:value-type="float">
            <text:p>41.6955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laufränkisch Leithaberg 2017 Heinrich Burgenland, Österrei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ppc4eva648qpb44f6j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fränkisch Leithaberg</text:p>
          </table:table-cell>
          <table:table-cell office:value-type="string" calcext:value-type="string">
            <text:p>Heinrich</text:p>
          </table:table-cell>
          <table:table-cell office:value-type="float" office:value="37.936573" calcext:value-type="float">
            <text:p>37.93657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uvée (Z/M/CS) Admiral 2015 Pöckl Burgenland, Österrei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9000" calcext:value-type="float">
            <text:p>9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capvjpqs6tw8g96ce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dmiral</text:p>
          </table:table-cell>
          <table:table-cell office:value-type="string" calcext:value-type="string">
            <text:p>Weingut Pöckl</text:p>
          </table:table-cell>
          <table:table-cell office:value-type="float" office:value="37.092148" calcext:value-type="float">
            <text:p>37.09214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hiraz Kalimna Bin 28 2017 Penfolds, Australie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8500" calcext:value-type="float">
            <text:p>8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xnh4ynj2qd1y74xgx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in 28 Shiraz</text:p>
          </table:table-cell>
          <table:table-cell office:value-type="string" calcext:value-type="string">
            <text:p>Penfolds</text:p>
          </table:table-cell>
          <table:table-cell office:value-type="float" office:value="43.84331" calcext:value-type="float">
            <text:p>43.8433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oir Ocean Eight 2014 Mike Aylward, Australie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9900" calcext:value-type="float">
            <text:p>99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esbvdjvwgbxc6dmbpkr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ylward Pinot Noir</text:p>
          </table:table-cell>
          <table:table-cell office:value-type="string" calcext:value-type="string">
            <text:p>Ocean Eight</text:p>
          </table:table-cell>
          <table:table-cell office:value-type="float" office:value="58.242508" calcext:value-type="float">
            <text:p>58.24250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Zinfandel Founders Estate 2018 Beringer, Kalifornie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6tg6ddt5b4zpfnzsk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Zinfandel Founders' Estate</text:p>
          </table:table-cell>
          <table:table-cell office:value-type="string" calcext:value-type="string">
            <text:p>Beringer</text:p>
          </table:table-cell>
          <table:table-cell office:value-type="float" office:value="42.569992" calcext:value-type="float">
            <text:p>42.56999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te Bello (CS) 2018 Ridge, Kalifornie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41000" calcext:value-type="float">
            <text:p>41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n9z4e1n3fw0y1mfrx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onte Bello</text:p>
          </table:table-cell>
          <table:table-cell office:value-type="string" calcext:value-type="string">
            <text:p>Ridge Vineyards</text:p>
          </table:table-cell>
          <table:table-cell office:value-type="float" office:value="29.732775" calcext:value-type="float">
            <text:p>29.73277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pätburgunder Tradition 2021 Künstler Rheingau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ym9qbttyngbx06ey4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pätburgunder Tradition</text:p>
          </table:table-cell>
          <table:table-cell office:value-type="string" calcext:value-type="string">
            <text:p>Künstler</text:p>
          </table:table-cell>
          <table:table-cell office:value-type="float" office:value="35.633858" calcext:value-type="float">
            <text:p>35.63385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pätburgunder Eichberg Große Lage 2017 Keller Bade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9500" calcext:value-type="float">
            <text:p>9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qg8bnghpc9jkdvhy9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ichberg Spätburgunder GG</text:p>
          </table:table-cell>
          <table:table-cell office:value-type="string" calcext:value-type="string">
            <text:p>Franz Keller</text:p>
          </table:table-cell>
          <table:table-cell office:value-type="float" office:value="27.963362" calcext:value-type="float">
            <text:p>27.96336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pätburgunder Malterdinger Alte Reben 2021 Bernhard Huber Bade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9800" calcext:value-type="float">
            <text:p>98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gnszxzmm8eqpz3qe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lterdinger Alte Reben Spätburgunder</text:p>
          </table:table-cell>
          <table:table-cell office:value-type="string" calcext:value-type="string">
            <text:p>Bernhard Huber</text:p>
          </table:table-cell>
          <table:table-cell office:value-type="float" office:value="52.64037" calcext:value-type="float">
            <text:p>52.6403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pätburgunder Bürgstadter 2019 Fürst Franke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800" calcext:value-type="float">
            <text:p>48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wwcx642p76fd7t6cy8q1q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ürgstadter Spätburgunder</text:p>
          </table:table-cell>
          <table:table-cell office:value-type="string" calcext:value-type="string">
            <text:p>Rudolf Fürst</text:p>
          </table:table-cell>
          <table:table-cell office:value-type="float" office:value="35.54452" calcext:value-type="float">
            <text:p>35.5445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pätburgunder Bürgstadter 2017 Fürst Franke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4800" calcext:value-type="float">
            <text:p>48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wwcx642p76fd7t6cy8q1q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ürgstadter Spätburgunder</text:p>
          </table:table-cell>
          <table:table-cell office:value-type="string" calcext:value-type="string">
            <text:p>Rudolf Fürst</text:p>
          </table:table-cell>
          <table:table-cell office:value-type="float" office:value="35.54452" calcext:value-type="float">
            <text:p>35.5445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Teroldego Granato 2018 Foradori Trentino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8900" calcext:value-type="float">
            <text:p>89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cqqxkqpx1hcn3nty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roldego Granato Bio</text:p>
          </table:table-cell>
          <table:table-cell office:value-type="string" calcext:value-type="string">
            <text:p>Foradori</text:p>
          </table:table-cell>
          <table:table-cell office:value-type="float" office:value="46.7759" calcext:value-type="float">
            <text:p>46.775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Amarone Ca' Coato 2017 Antolini Valpolicell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6900" calcext:value-type="float">
            <text:p>69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k47922s6s3r1611m9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' Coato Amarone della Valpolicella Classico</text:p>
          </table:table-cell>
          <table:table-cell office:value-type="string" calcext:value-type="string">
            <text:p>Antolini</text:p>
          </table:table-cell>
          <table:table-cell office:value-type="float" office:value="46.91026" calcext:value-type="float">
            <text:p>46.9102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aresco Montestefano 2014 Rivella Piemont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capd55qwnd8bnh448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ontestefano Barbaresco</text:p>
          </table:table-cell>
          <table:table-cell office:value-type="string" calcext:value-type="string">
            <text:p>Rivella Serafino</text:p>
          </table:table-cell>
          <table:table-cell office:value-type="float" office:value="45.539505" calcext:value-type="float">
            <text:p>45.53950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aresco Vigneto Starderi 2010 La Spinetta Piemont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0" calcext:value-type="float">
            <text:p>2010</text:p>
          </table:table-cell>
          <table:table-cell office:value-type="float" office:value="16000" calcext:value-type="float">
            <text:p>16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r8x6xkcszst5x4e0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Vürsù Starderi</text:p>
          </table:table-cell>
          <table:table-cell office:value-type="string" calcext:value-type="string">
            <text:p>La Spinetta</text:p>
          </table:table-cell>
          <table:table-cell office:value-type="float" office:value="45.904827" calcext:value-type="float">
            <text:p>45.90482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aresco Ronchi 2020 Albino Rocco Piemont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8500" calcext:value-type="float">
            <text:p>8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6w9vs38cdsxgkcay8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Vigneto Brich Ronchi</text:p>
          </table:table-cell>
          <table:table-cell office:value-type="string" calcext:value-type="string">
            <text:p>Albino Rocca</text:p>
          </table:table-cell>
          <table:table-cell office:value-type="float" office:value="45.059357" calcext:value-type="float">
            <text:p>45.05935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aresco Ronchi Riserva 2016 Albino Rocca Piemont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8700" calcext:value-type="float">
            <text:p>187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6w4wg7hhbwywecs90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Vigneto Brich Ronchi Riserva</text:p>
          </table:table-cell>
          <table:table-cell office:value-type="string" calcext:value-type="string">
            <text:p>Albino Rocca</text:p>
          </table:table-cell>
          <table:table-cell office:value-type="float" office:value="49.219246" calcext:value-type="float">
            <text:p>49.21924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aresco Ronchi Riserva 2019 Albino Rocca Piemont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8700" calcext:value-type="float">
            <text:p>187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6w4wg7hhbwywecs90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Vigneto Brich Ronchi Riserva</text:p>
          </table:table-cell>
          <table:table-cell office:value-type="string" calcext:value-type="string">
            <text:p>Albino Rocca</text:p>
          </table:table-cell>
          <table:table-cell office:value-type="float" office:value="49.219246" calcext:value-type="float">
            <text:p>49.21924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aresco 2014 Angelo Gaja Piemont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37000" calcext:value-type="float">
            <text:p>37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3m8y62ggabzd1kdm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</text:p>
          </table:table-cell>
          <table:table-cell office:value-type="string" calcext:value-type="string">
            <text:p>Gaja</text:p>
          </table:table-cell>
          <table:table-cell office:value-type="float" office:value="33.93484" calcext:value-type="float">
            <text:p>33.9348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Nebbiolo Sassella Riserva 2018 Clos Convento San Lorenzo Valtellin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6500" calcext:value-type="float">
            <text:p>650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qn26s9gp6eqf2cfte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los Convento San Lorenzo Sassella Riserva</text:p>
          </table:table-cell>
          <table:table-cell office:value-type="string" calcext:value-type="string">
            <text:p>Convento San Lorenzo</text:p>
          </table:table-cell>
          <table:table-cell office:value-type="float" office:value="69.61603" calcext:value-type="float">
            <text:p>69.6160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Nebbiolo Gattinara 2020 Travaglini Piemont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e5wjgcss9qwt3q80a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bbiolo Gattinara</text:p>
          </table:table-cell>
          <table:table-cell office:value-type="string" calcext:value-type="string">
            <text:p>Travaglini</text:p>
          </table:table-cell>
          <table:table-cell office:value-type="float" office:value="45.35174" calcext:value-type="float">
            <text:p>45.3517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Nebbiolo d'Alba Anphora 2021 Réva Piemont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955hzyzvm3q29kdngr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bbiolo d'Alba Amphora</text:p>
          </table:table-cell>
          <table:table-cell office:value-type="string" calcext:value-type="string">
            <text:p>Réva</text:p>
          </table:table-cell>
          <table:table-cell office:value-type="float" office:value="42.96579" calcext:value-type="float">
            <text:p>42.9657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Nebbiolo 2009 Ciabot Mentin Domenico Clerico Piemont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office:value-type="float" office:value="16500" calcext:value-type="float">
            <text:p>165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7mx1pd68wsczr6dxm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Ciabot Mentin</text:p>
          </table:table-cell>
          <table:table-cell office:value-type="string" calcext:value-type="string">
            <text:p>Domenico Clerico</text:p>
          </table:table-cell>
          <table:table-cell office:value-type="float" office:value="58.088078" calcext:value-type="float">
            <text:p>58.08807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Nebbiolo Lessona 2018 Proprietá Sperino Piemont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1200" calcext:value-type="float">
            <text:p>11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q98pdr2jkf1z6h88x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bbiolo Lessona</text:p>
          </table:table-cell>
          <table:table-cell office:value-type="string" calcext:value-type="string">
            <text:p>Proprieta Sperino</text:p>
          </table:table-cell>
          <table:table-cell office:value-type="float" office:value="65.514854" calcext:value-type="float">
            <text:p>65.51485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Conteisa 2015 Gaja Piemont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61000" calcext:value-type="float">
            <text:p>61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ppcr6xzdrpj8vew8t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Conteisa</text:p>
          </table:table-cell>
          <table:table-cell office:value-type="string" calcext:value-type="string">
            <text:p>Gaja</text:p>
          </table:table-cell>
          <table:table-cell office:value-type="float" office:value="42.37905" calcext:value-type="float">
            <text:p>42.3790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Ravera 2019 Revá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3500" calcext:value-type="float">
            <text:p>13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f7d8h17atjwcw3rxm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Ravera</text:p>
          </table:table-cell>
          <table:table-cell office:value-type="string" calcext:value-type="string">
            <text:p>Réva</text:p>
          </table:table-cell>
          <table:table-cell office:value-type="float" office:value="41.711983" calcext:value-type="float">
            <text:p>41.71198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nghe Virtus (Barbera/CS) 2011 Marchesi di Gresy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5ee81pgbp99wkvwda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nghe Virtus Rosso</text:p>
          </table:table-cell>
          <table:table-cell office:value-type="string" calcext:value-type="string">
            <text:p>Marchesi di Gresy</text:p>
          </table:table-cell>
          <table:table-cell office:value-type="float" office:value="49.32615" calcext:value-type="float">
            <text:p>49.3261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tepulciano Riserva Illuminati 2001 Zanna Abruzzen MAGNUM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01" calcext:value-type="float">
            <text:p>2001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cycw51qg4bhv387yd3wafv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ontepulciano d'Abruzzo Riserva Zanna</text:p>
          </table:table-cell>
          <table:table-cell office:value-type="string" calcext:value-type="string">
            <text:p>Illuminati</text:p>
          </table:table-cell>
          <table:table-cell office:value-type="float" office:value="44.762733" calcext:value-type="float">
            <text:p>44.76273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tefalco Sagrantino Bio 2017 Di Filippo Umbrie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myk0htpkkja1xsmfyk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ontefalco Sagrantino</text:p>
          </table:table-cell>
          <table:table-cell office:value-type="string" calcext:value-type="string">
            <text:p>Di Filippo</text:p>
          </table:table-cell>
          <table:table-cell office:value-type="float" office:value="43.504204" calcext:value-type="float">
            <text:p>43.50420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oir 2020 Podere della Civettaja Toskana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500" calcext:value-type="float">
            <text:p>7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vwdg5jnsq4c0k9caa4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</text:p>
          </table:table-cell>
          <table:table-cell office:value-type="string" calcext:value-type="string">
            <text:p>Podere della Civettaja</text:p>
          </table:table-cell>
          <table:table-cell office:value-type="float" office:value="49.63246" calcext:value-type="float">
            <text:p>49.6324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osso di Montalcino 2019 Il Colle Toskana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800" calcext:value-type="float">
            <text:p>48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0t9sj11b2gps89mxk4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i Montalcino</text:p>
          </table:table-cell>
          <table:table-cell office:value-type="string" calcext:value-type="string">
            <text:p>Il Colle</text:p>
          </table:table-cell>
          <table:table-cell office:value-type="float" office:value="40.513138" calcext:value-type="float">
            <text:p>40.51313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runello di Montalcino 2018 Pietroso Toskana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7900" calcext:value-type="float">
            <text:p>79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f3cmcrjwmgbe35h4tt83j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Pietroso</text:p>
          </table:table-cell>
          <table:table-cell office:value-type="float" office:value="46.151947" calcext:value-type="float">
            <text:p>46.15194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runello di Montalcino 2016 Pietroso Toskana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9500" calcext:value-type="float">
            <text:p>95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f3cmcrjwmgbe35h4tt83j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Pietroso</text:p>
          </table:table-cell>
          <table:table-cell office:value-type="float" office:value="46.151947" calcext:value-type="float">
            <text:p>46.15194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runello di Montalcino 2015 Pietroso Toskana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9500" calcext:value-type="float">
            <text:p>9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f3cmcrjwmgbe35h4tt83j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Pietroso</text:p>
          </table:table-cell>
          <table:table-cell office:value-type="float" office:value="46.151947" calcext:value-type="float">
            <text:p>46.15194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runello di Montalcino 2014 Il Paradiso di Manfredi Toskana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14000" calcext:value-type="float">
            <text:p>14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f3cmcsahzfkv8pft8yj3h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Il Paradiso di Manfredi</text:p>
          </table:table-cell>
          <table:table-cell office:value-type="float" office:value="62.380928" calcext:value-type="float">
            <text:p>62.38092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hianti Classico 2020 Tenuta di Carleone Toskana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800" calcext:value-type="float">
            <text:p>48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mvz22exh7f0b33wnvx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</text:p>
          </table:table-cell>
          <table:table-cell office:value-type="string" calcext:value-type="string">
            <text:p>Tenuta di Carleone</text:p>
          </table:table-cell>
          <table:table-cell office:value-type="float" office:value="43.460484" calcext:value-type="float">
            <text:p>43.46048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hianti Classico 2019 Tenuta di Carleone Toskana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800" calcext:value-type="float">
            <text:p>48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mvz22exh7f0b33wnvx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</text:p>
          </table:table-cell>
          <table:table-cell office:value-type="string" calcext:value-type="string">
            <text:p>Tenuta di Carleone</text:p>
          </table:table-cell>
          <table:table-cell office:value-type="float" office:value="43.460484" calcext:value-type="float">
            <text:p>43.46048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hianti Classico 2021 Boundonno Toskana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400" calcext:value-type="float">
            <text:p>44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4byywcyz09qk15zf5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</text:p>
          </table:table-cell>
          <table:table-cell office:value-type="string" calcext:value-type="string">
            <text:p>Buondonno</text:p>
          </table:table-cell>
          <table:table-cell office:value-type="float" office:value="39.094208" calcext:value-type="float">
            <text:p>39.09420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uvée (CF/CS) Poggio alle Nane 2020 Le Mortelle Toskana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8200" calcext:value-type="float">
            <text:p>82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e100hm9p1fy6z0k4q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oggio Alle Nane Maremma Toscana</text:p>
          </table:table-cell>
          <table:table-cell office:value-type="string" calcext:value-type="string">
            <text:p>Le Mortelle</text:p>
          </table:table-cell>
          <table:table-cell office:value-type="float" office:value="51.037807" calcext:value-type="float">
            <text:p>51.03780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uvée(CS/S) Villa Conversino 2020 Di Filippo Umbrie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900" calcext:value-type="float">
            <text:p>39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mykn6ywqncew24rabr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lla Conversino Umbria Rosso</text:p>
          </table:table-cell>
          <table:table-cell office:value-type="string" calcext:value-type="string">
            <text:p>Di Filippo</text:p>
          </table:table-cell>
          <table:table-cell office:value-type="float" office:value="46.815357" calcext:value-type="float">
            <text:p>46.81535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uvée (CS/CF/M) Dott. Palazzolo 2021 Ronco del Gnemiz Friaul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8900" calcext:value-type="float">
            <text:p>89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ge5ygf91b7gsktr69s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ott. Palazzolo</text:p>
          </table:table-cell>
          <table:table-cell office:value-type="string" calcext:value-type="string">
            <text:p>Ronco del Gnemiz</text:p>
          </table:table-cell>
          <table:table-cell office:value-type="float" office:value="62.365444" calcext:value-type="float">
            <text:p>62.36544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uvée (CS/CF/M) Dott. Palazzolo 2020 Ronco del Gnemiz Friaul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8900" calcext:value-type="float">
            <text:p>89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ge5ygf91b7gsktr69s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ott. Palazzolo</text:p>
          </table:table-cell>
          <table:table-cell office:value-type="string" calcext:value-type="string">
            <text:p>Ronco del Gnemiz</text:p>
          </table:table-cell>
          <table:table-cell office:value-type="float" office:value="62.365444" calcext:value-type="float">
            <text:p>62.36544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uvée (SY/M/S) Colline Lucchesi 2021 Palistorti Di Valgiano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j9nb24p6yefrrrpzp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alistorti Colline Lucchesi</text:p>
          </table:table-cell>
          <table:table-cell office:value-type="string" calcext:value-type="string">
            <text:p>Tenuta di Valgiano</text:p>
          </table:table-cell>
          <table:table-cell office:value-type="float" office:value="56.349133" calcext:value-type="float">
            <text:p>56.34913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uvée (CF/M) Il Randaglio 2021 Tenuta di Carleone Toskana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mw3rabe304rt1crh6g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l Randagio</text:p>
          </table:table-cell>
          <table:table-cell office:value-type="string" calcext:value-type="string">
            <text:p>Tenuta di Carleone</text:p>
          </table:table-cell>
          <table:table-cell office:value-type="float" office:value="51.67408" calcext:value-type="float">
            <text:p>51.6740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ourgogne Passetoutgrain 2022 Forey Pére &amp; Fil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900" calcext:value-type="float">
            <text:p>39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rvcm33asvkk8y4g6ttyyr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assetoutgrain Bourgogne</text:p>
          </table:table-cell>
          <table:table-cell office:value-type="string" calcext:value-type="string">
            <text:p>Domaine Forey Père &amp; Fils</text:p>
          </table:table-cell>
          <table:table-cell office:value-type="float" office:value="42.96739" calcext:value-type="float">
            <text:p>42.9673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Fixin Vieilles Vignes 2021 Humbert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9800" calcext:value-type="float">
            <text:p>98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h2jcs42jqyyx3df8p4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eilles Vignes Fixin</text:p>
          </table:table-cell>
          <table:table-cell office:value-type="string" calcext:value-type="string">
            <text:p>Domaine Humbert Frères</text:p>
          </table:table-cell>
          <table:table-cell office:value-type="float" office:value="30.985838" calcext:value-type="float">
            <text:p>30.98583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Fixin Vieilles Vignes 2020 Humbert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9800" calcext:value-type="float">
            <text:p>98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h2jcs42jqyyx3df8p4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eilles Vignes Fixin</text:p>
          </table:table-cell>
          <table:table-cell office:value-type="string" calcext:value-type="string">
            <text:p>Domaine Humbert Frères</text:p>
          </table:table-cell>
          <table:table-cell office:value-type="float" office:value="30.985838" calcext:value-type="float">
            <text:p>30.98583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avigny-lés-Beaune Pinot Noir Vieilles Vignes 2018 Marechal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6500" calcext:value-type="float">
            <text:p>6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gx6n5tcqz157sgx13t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vigny-lès-Beaune</text:p>
          </table:table-cell>
          <table:table-cell office:value-type="string" calcext:value-type="string">
            <text:p>Marechal Caillot</text:p>
          </table:table-cell>
          <table:table-cell office:value-type="float" office:value="36.03019" calcext:value-type="float">
            <text:p>36.0301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eaune 1er Cru Les Bressandes 2022 Berthelemo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9800" calcext:value-type="float">
            <text:p>98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xngkzyeb4nf741rve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eaune 1er Cru 'Les Bressandes'</text:p>
          </table:table-cell>
          <table:table-cell office:value-type="string" calcext:value-type="string">
            <text:p>Domaine Berthelemot</text:p>
          </table:table-cell>
          <table:table-cell office:value-type="float" office:value="43.475994" calcext:value-type="float">
            <text:p>43.47599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hambolle Musigny Pinot Noir 2019 Amiot Servell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1000" calcext:value-type="float">
            <text:p>1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cwsykn2x8wres2aw13ed3z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ambolle-Musigny Bio</text:p>
          </table:table-cell>
          <table:table-cell office:value-type="string" calcext:value-type="string">
            <text:p>Amiot-Servelle</text:p>
          </table:table-cell>
          <table:table-cell office:value-type="float" office:value="56.234047" calcext:value-type="float">
            <text:p>56.23404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Nuits-Saint-George Pinot Noir Les Rues de Chaux 2021 Chicoto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4000" calcext:value-type="float">
            <text:p>14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wwcxjs1v9eedd0ntwczyv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uits-Saint-Georges Premier Cru Les Rues de Chaux</text:p>
          </table:table-cell>
          <table:table-cell office:value-type="string" calcext:value-type="string">
            <text:p>Georges Chicotot</text:p>
          </table:table-cell>
          <table:table-cell office:value-type="float" office:value="58.066242" calcext:value-type="float">
            <text:p>58.06624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rozes-Hermitage Syrah 2021 Yann Chave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wwcymwbk2b2zv74pnbh11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rozes-Hermitage</text:p>
          </table:table-cell>
          <table:table-cell office:value-type="string" calcext:value-type="string">
            <text:p>Yann Chave</text:p>
          </table:table-cell>
          <table:table-cell office:value-type="float" office:value="44.72027" calcext:value-type="float">
            <text:p>44.7202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háteauneuf-de-Pape Cuvée Centenaire 2015 André Brunel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7800" calcext:value-type="float">
            <text:p>178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2nx7g5van1ke4ky54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s Cailloux Cuvée Centenaire Châteauneuf-du-Pape</text:p>
          </table:table-cell>
          <table:table-cell office:value-type="string" calcext:value-type="string">
            <text:p>André Brunel</text:p>
          </table:table-cell>
          <table:table-cell office:value-type="float" office:value="48.55059" calcext:value-type="float">
            <text:p>48.5505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háteauneuf-de-Pape Les Cailloux 2019 André Brunel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8900" calcext:value-type="float">
            <text:p>89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2gba3rgy1shwxykb4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s Cailloux Châteauneuf-du-Pape</text:p>
          </table:table-cell>
          <table:table-cell office:value-type="string" calcext:value-type="string">
            <text:p>André Brunel</text:p>
          </table:table-cell>
          <table:table-cell office:value-type="float" office:value="52.254517" calcext:value-type="float">
            <text:p>52.25451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uvée Vieilles Vignes (SY/G/Mouv.) 2020 Domaine Gauby Roussilo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8500" calcext:value-type="float">
            <text:p>8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86tqmk48w4pcmw0jv2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eilles Vignes Côtes du Roussillon Villages</text:p>
          </table:table-cell>
          <table:table-cell office:value-type="string" calcext:value-type="string">
            <text:p>Domaine Gauby</text:p>
          </table:table-cell>
          <table:table-cell office:value-type="float" office:value="39.859608" calcext:value-type="float">
            <text:p>39.85960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avigny-les-Beaune Pinot Noir 1997 Robert Ampeau et Fils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1997" calcext:value-type="float">
            <text:p>1997</text:p>
          </table:table-cell>
          <table:table-cell office:value-type="float" office:value="12600" calcext:value-type="float">
            <text:p>126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gx48avws30024qpw60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vigny-lès-Beaune</text:p>
          </table:table-cell>
          <table:table-cell office:value-type="string" calcext:value-type="string">
            <text:p>Robert Ampeau et Fils</text:p>
          </table:table-cell>
          <table:table-cell office:value-type="float" office:value="55.86935" calcext:value-type="float">
            <text:p>55.86935</text:p>
          </table:table-cell>
        </table:table-row>
      </table:table>
      <table:table table:name="Manual (insert ids)" table:style-name="ta1">
        <table:table-column table:style-name="co1" table:default-cell-style-name="ce4"/>
        <table:table-column table:style-name="co1" table:default-cell-style-name="ce3"/>
        <table:table-column table:style-name="co1" table:default-cell-style-name="ce5"/>
        <table:table-column table:style-name="co1" table:number-columns-repeated="2" table:default-cell-style-name="ce3"/>
        <table:table-column table:style-name="co1" table:number-columns-repeated="2" table:default-cell-style-name="ce5"/>
        <table:table-column table:style-name="co1" table:number-columns-repeated="5" table:default-cell-style-name="ce3"/>
        <table:table-column table:style-name="co1" table:number-columns-repeated="2" table:default-cell-style-name="ce5"/>
        <table:table-column table:style-name="co1" table:default-cell-style-name="ce4"/>
        <table:table-row table:style-name="ro2">
          <table:table-cell table:style-name="ce3" office:value-type="string" calcext:value-type="string">
            <text:p>ok</text:p>
          </table:table-cell>
          <table:table-cell office:value-type="string" calcext:value-type="string">
            <text:p>matched_id</text:p>
          </table:table-cell>
          <table:table-cell table:style-name="ce3" office:value-type="string" calcext:value-type="string">
            <text:p>external_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table:style-name="ce3" office:value-type="string" calcext:value-type="string">
            <text:p>winery_name</text:p>
          </table:table-cell>
          <table:table-cell table:style-name="ce3" office:value-type="string" calcext:value-type="string">
            <text:p>inf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urchase_price</text:p>
          </table:table-cell>
          <table:table-cell office:value-type="string" calcext:value-type="string">
            <text:p>quantity</text:p>
          </table:table-cell>
          <table:table-cell table:style-name="ce3" office:value-type="string" calcext:value-type="string">
            <text:p>storage_area</text:p>
          </table:table-cell>
          <table:table-cell table:style-name="ce3" office:value-type="string" calcext:value-type="string">
            <text:p>internal_notes</text:p>
          </table:table-cell>
          <table:table-cell table:style-name="ce3" office:value-type="string" calcext:value-type="string">
            <text:p>visibl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avwefjhz5x6b374tkbmcdnr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Grauburgunder Fateni 2019 Salurni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3300" calcext:value-type="float">
            <text:p>33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jeqyhp28q09wgerqnj8dzjr2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Grauburgunder 2021 Schinterhof Barbia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j52tf3xa7eyqx14zvkpy38rr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Prosecco Superiore Extra Dry Sui Nui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700" calcext:value-type="float">
            <text:p>270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5">
          <table:table-cell office:value-type="string" calcext:value-type="string">
            <text:p>TRUE</text:p>
          </table:table-cell>
          <table:table-cell office:value-type="string" calcext:value-type="string">
            <text:p>wine_01gzr4kt58dcz1280nxccqv70c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Südtiroler Sekt Pinot Noir 2016 Pfitscher Mont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6500" calcext:value-type="float">
            <text:p>65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ch8sye3gpyqmssmxzf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Trentodoc Brut Nature Opera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6">
          <table:table-cell office:value-type="string" calcext:value-type="string">
            <text:p>TRUE</text:p>
          </table:table-cell>
          <table:table-cell table:style-name="ce5"/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Comtes de Champagne Prestige Cuveé 2012 Brut Taittinger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24000" calcext:value-type="float">
            <text:p>24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eppbh925vdyf1qwadcj2dx4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Fleur de Craie Brut Nature Barrat-Masso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jeppj6stkrv16k1fwfvwd0w3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Cramant Grand Cru 2018 Pertois-Morise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3500" calcext:value-type="float">
            <text:p>13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5">
          <table:table-cell office:value-type="string" calcext:value-type="string">
            <text:p>TRUE</text:p>
          </table:table-cell>
          <table:table-cell table:style-name="ce5"/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Substance Grand Cru Extra Brut Jacques Seloss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75000" calcext:value-type="float">
            <text:p>75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gzr4ksn70ef91agtrq69w0jn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La Vigne D'Or Blanc de Meuniers Brut Nature Tarlan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7500" calcext:value-type="float">
            <text:p>17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6">
          <table:table-cell office:value-type="string" calcext:value-type="string">
            <text:p>TRUE</text:p>
          </table:table-cell>
          <table:table-cell office:value-type="string" calcext:value-type="string">
            <text:p>wine_01h0my5rrnz2jbfgpmvcxmwabn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Les Petites Vignes Grand Cru (PN) Brut non dosé Aurore Casanov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5200" calcext:value-type="float">
            <text:p>152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5">
          <table:table-cell office:value-type="string" calcext:value-type="string">
            <text:p>TRUE</text:p>
          </table:table-cell>
          <table:table-cell office:value-type="string" calcext:value-type="string">
            <text:p>wine_01jeppyw9fxx08z7bvknpc0bs7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Les jeunes pousses (CH/PN/M) Brut Copin Caute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500" calcext:value-type="float">
            <text:p>6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5">
          <table:table-cell office:value-type="string" calcext:value-type="string">
            <text:p>TRUE</text:p>
          </table:table-cell>
          <table:table-cell table:style-name="ce5"/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Chassenay D'Arce 2012 (PB) Extra Brut Maison de Vignerons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8900" calcext:value-type="float">
            <text:p>89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j52tf0fcs4pjadkh9y9n8s06</text:p>
          </table:table-cell>
          <table:table-cell/>
          <table:table-cell office:value-type="string" calcext:value-type="string">
            <text:p>SPARKLING_ROSE</text:p>
          </table:table-cell>
          <table:table-cell office:value-type="string" calcext:value-type="string">
            <text:p>Rosé Premier Cru Extra Brut Lacourte Godbillo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7">
          <table:table-cell office:value-type="string" calcext:value-type="string">
            <text:p>TRUE</text:p>
          </table:table-cell>
          <table:table-cell office:value-type="string" calcext:value-type="string">
            <text:p>wine_01jeqzbxgytf3d7tks078r6atp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Grauburgunder Amphore Fluch &amp; Segen 2022 Martin Schgraffer Salur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8400" calcext:value-type="float">
            <text:p>84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gzr4kspdtf36964px55qxyer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Weissburgunder Sirmian 2021 Nals-Magreid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harvcmhcfnpz9frzdzqysydw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Weissburgunder Sandl 2020 Prackfol Völs am Schler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8500" calcext:value-type="float">
            <text:p>85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5">
          <table:table-cell office:value-type="string" calcext:value-type="string">
            <text:p>TRUE</text:p>
          </table:table-cell>
          <table:table-cell office:value-type="string" calcext:value-type="string">
            <text:p>wine_01jeqzyb5sq0jq6cj8gje3ee73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First Lady 2020 Papstlhof Kalter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900" calcext:value-type="float">
            <text:p>39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5">
          <table:table-cell office:value-type="string" calcext:value-type="string">
            <text:p>TRUE</text:p>
          </table:table-cell>
          <table:table-cell table:style-name="ce5"/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uvée Die Perle 2005 Ansitz Dolomythos Ritte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05" calcext:value-type="float">
            <text:p>2005</text:p>
          </table:table-cell>
          <table:table-cell office:value-type="float" office:value="11500" calcext:value-type="float">
            <text:p>11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table:style-name="ce5"/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uvée Aios 2000 Fass 04 Ansitz Dolomythos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00" calcext:value-type="float">
            <text:p>2000</text:p>
          </table:table-cell>
          <table:table-cell office:value-type="float" office:value="14000" calcext:value-type="float">
            <text:p>14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table:style-name="ce5"/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uvée Aios 2000 Fass 57 Ansitz Dolomythos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00" calcext:value-type="float">
            <text:p>2000</text:p>
          </table:table-cell>
          <table:table-cell office:value-type="float" office:value="14000" calcext:value-type="float">
            <text:p>14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5">
          <table:table-cell office:value-type="string" calcext:value-type="string">
            <text:p>TRUE</text:p>
          </table:table-cell>
          <table:table-cell office:value-type="string" calcext:value-type="string">
            <text:p>wine_01gzr4ksn59np0cz4842jxkmp5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uvée Nova Domus 2019 (WB/CH/SV) Kellerei Terla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500" calcext:value-type="float">
            <text:p>6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5">
          <table:table-cell office:value-type="string" calcext:value-type="string">
            <text:p>TRUE</text:p>
          </table:table-cell>
          <table:table-cell office:value-type="string" calcext:value-type="string">
            <text:p>wine_01gzr4ksn59np0cz4842jxkmp5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uvée Nova Domus 2018 (WB/CH/SV) Kellerei Terla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6500" calcext:value-type="float">
            <text:p>6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6">
          <table:table-cell office:value-type="string" calcext:value-type="string">
            <text:p>TRUE</text:p>
          </table:table-cell>
          <table:table-cell office:value-type="string" calcext:value-type="string">
            <text:p>wine_01gzr4ksn59np0cz4842jxkmp5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uvée Nova Domus 2020 (WB/CH/SV) Kellerei Terlan MAGNUM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13000" calcext:value-type="float">
            <text:p>13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j52tf2hgaqemr8j6cqws9r5k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osé Mitterberg 2020 Luis Au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5">
          <table:table-cell office:value-type="string" calcext:value-type="string">
            <text:p>TRUE</text:p>
          </table:table-cell>
          <table:table-cell office:value-type="string" calcext:value-type="string">
            <text:p>wine_01gzr4kt178bbayn2nmahxpqy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auvignon Blanc Zieregg 2018 Tement Südsteiermark, Österrei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9500" calcext:value-type="float">
            <text:p>9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7">
          <table:table-cell office:value-type="string" calcext:value-type="string">
            <text:p>TRUE</text:p>
          </table:table-cell>
          <table:table-cell office:value-type="string" calcext:value-type="string">
            <text:p>wine_01j52texkc4h2q8s3bvychjzwa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Reserve Santa Cruz Mountains 2016 Mount Eden, Kalifornie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5000" calcext:value-type="float">
            <text:p>15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6">
          <table:table-cell office:value-type="string" calcext:value-type="string">
            <text:p>TRUE</text:p>
          </table:table-cell>
          <table:table-cell office:value-type="string" calcext:value-type="string">
            <text:p>wine_01gzr4kt2cm68n8rkre0mk8vns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Assyrtiko Ftelos 2017 Artemis Karamolegos Santorini, Griechenland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2500" calcext:value-type="float">
            <text:p>12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5">
          <table:table-cell office:value-type="string" calcext:value-type="string">
            <text:p>TRUE</text:p>
          </table:table-cell>
          <table:table-cell table:style-name="ce5"/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Viura 2014 Vina Tondonia Rioja, Spanie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6100" calcext:value-type="float">
            <text:p>6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5">
          <table:table-cell office:value-type="string" calcext:value-type="string">
            <text:p>TRUE</text:p>
          </table:table-cell>
          <table:table-cell table:style-name="ce5"/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Viura 2013 Vina Tondonia Rioja, Spanie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6100" calcext:value-type="float">
            <text:p>6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5">
          <table:table-cell office:value-type="string" calcext:value-type="string">
            <text:p>TRUE</text:p>
          </table:table-cell>
          <table:table-cell table:style-name="ce5"/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Viura 2012 Vina Tondonia Rioja, Spanie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6100" calcext:value-type="float">
            <text:p>6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6">
          <table:table-cell office:value-type="string" calcext:value-type="string">
            <text:p>TRUE</text:p>
          </table:table-cell>
          <table:table-cell office:value-type="string" calcext:value-type="string">
            <text:p>wine_01gzr4ksyga1qwjtyd5xxbmyr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iesling Sankt Nikolaus GG 2021 P.J. Kühn Rheingau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1500" calcext:value-type="float">
            <text:p>11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5">
          <table:table-cell office:value-type="string" calcext:value-type="string">
            <text:p>TRUE</text:p>
          </table:table-cell>
          <table:table-cell office:value-type="string" calcext:value-type="string">
            <text:p>wine_01gzr4kszd77qyfex73zxadrns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iesling Trocken 2018 Heymann-Löwenstein Mose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5">
          <table:table-cell office:value-type="string" calcext:value-type="string">
            <text:p>TRUE</text:p>
          </table:table-cell>
          <table:table-cell office:value-type="string" calcext:value-type="string">
            <text:p>wine_01h0r2pq7cgnh0fwdrd9ym2tds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iesling Zeltinger Himmelreich Kabinett 2020 Molitor Mose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600" calcext:value-type="float">
            <text:p>46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5">
          <table:table-cell office:value-type="string" calcext:value-type="string">
            <text:p>TRUE</text:p>
          </table:table-cell>
          <table:table-cell office:value-type="string" calcext:value-type="string">
            <text:p>wine_01h0qzm052yvv9bf6p5d7m4ta8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Pinot Grigio Ronco Pitotti 2022 La Duline, Friaul Venetie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h0b4rjgjga7vp2k26xpckg4h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ibolla Gialla 2021 Jermann, Friaul Venetie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900" calcext:value-type="float">
            <text:p>49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5">
          <table:table-cell office:value-type="string" calcext:value-type="string">
            <text:p>TRUE</text:p>
          </table:table-cell>
          <table:table-cell office:value-type="string" calcext:value-type="string">
            <text:p>wine_01h0qsxnqbe8836savbkn9gmv4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uvée Custoza 2020 Albino Piona, Friaul Venetie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5">
          <table:table-cell office:value-type="string" calcext:value-type="string">
            <text:p>TRUE</text:p>
          </table:table-cell>
          <table:table-cell office:value-type="string" calcext:value-type="string">
            <text:p>wine_01gzr4ksd8krmx1tmzcfkpswtx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Trebbiano d'Abruzzo 2020 Valentini, Abruzze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8500" calcext:value-type="float">
            <text:p>185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5">
          <table:table-cell office:value-type="string" calcext:value-type="string">
            <text:p>TRUE</text:p>
          </table:table-cell>
          <table:table-cell office:value-type="string" calcext:value-type="string">
            <text:p>wine_01h0sq48thm2r237ggd3revb4n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arricante Contrada Volpare 2020 Maugeri, Sizilie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600" calcext:value-type="float">
            <text:p>46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h0qzm1rhe9w4ga1jrqr4spz8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arricante Il Bianco 2022 Buscemi, Sizilie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6200" calcext:value-type="float">
            <text:p>62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h0qzm1rhe9w4ga1jrqr4spz8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arricante Il Bianco 2023 Buscemi, Sizilie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6200" calcext:value-type="float">
            <text:p>62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6">
          <table:table-cell office:value-type="string" calcext:value-type="string">
            <text:p>TRUE</text:p>
          </table:table-cell>
          <table:table-cell table:style-name="ce5"/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Bio Quintaine 2019 Guillemot Michel Burgund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5">
          <table:table-cell office:value-type="string" calcext:value-type="string">
            <text:p>TRUE</text:p>
          </table:table-cell>
          <table:table-cell office:value-type="string" calcext:value-type="string">
            <text:p>wine_01h0qsxnbzwvmafspzh4r8zzfn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Bourgogne Blanc 2020 Philippe Bouzereau Burgund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600" calcext:value-type="float">
            <text:p>56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5">
          <table:table-cell office:value-type="string" calcext:value-type="string">
            <text:p>TRUE</text:p>
          </table:table-cell>
          <table:table-cell office:value-type="string" calcext:value-type="string">
            <text:p>wine_01h0my5swcj0ytqxkz601j6rfq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Bourgogne Blanc 2021 Michel Bouzereau Burgund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500" calcext:value-type="float">
            <text:p>6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gzr4ktjw32vd0wf3pv1g1c9h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ssagne Montrachet 2020 Philippe Coli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table:style-name="ce5"/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blis 2022 Moreau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7">
          <table:table-cell office:value-type="string" calcext:value-type="string">
            <text:p>TRUE</text:p>
          </table:table-cell>
          <table:table-cell table:style-name="ce5"/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uvée Bordeaux Blanc Grand Cru 2019 Malartic Lagraviere Bordeaux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1000" calcext:value-type="float">
            <text:p>11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table:style-name="ce5"/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Les Graviers 2019 Tissot Jur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9000" calcext:value-type="float">
            <text:p>9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6">
          <table:table-cell office:value-type="string" calcext:value-type="string">
            <text:p>TRUE</text:p>
          </table:table-cell>
          <table:table-cell office:value-type="string" calcext:value-type="string">
            <text:p>wine_01h0my5vvj03jge7ysqyvgckn3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uvée (Macabeu/Grenache Blanc) 2020 Gauby Cótes Catalanes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900" calcext:value-type="float">
            <text:p>59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5">
          <table:table-cell office:value-type="string" calcext:value-type="string">
            <text:p>TRUE</text:p>
          </table:table-cell>
          <table:table-cell table:style-name="ce5"/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Grenage Blanc Lou Bragalou 2022 Flo Bus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900" calcext:value-type="float">
            <text:p>39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5">
          <table:table-cell office:value-type="string" calcext:value-type="string">
            <text:p>TRUE</text:p>
          </table:table-cell>
          <table:table-cell office:value-type="string" calcext:value-type="string">
            <text:p>wine_01j52tewgsgd0mdep36g608v19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 Mönchhof 2012 Pöckl Burgenland, Österrei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15500" calcext:value-type="float">
            <text:p>15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6">
          <table:table-cell office:value-type="string" calcext:value-type="string">
            <text:p>TRUE</text:p>
          </table:table-cell>
          <table:table-cell table:style-name="ce5"/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Tempranillo Reserva 2009 Vina Tondonia Rioja, Spanie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5">
          <table:table-cell office:value-type="string" calcext:value-type="string">
            <text:p>TRUE</text:p>
          </table:table-cell>
          <table:table-cell office:value-type="string" calcext:value-type="string">
            <text:p>wine_01gzr4ktqz96ma6f13c5wz1hes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uvée (S/CS/CF) The Echo of G. 2014 Südafrika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18000" calcext:value-type="float">
            <text:p>18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5">
          <table:table-cell office:value-type="string" calcext:value-type="string">
            <text:p>TRUE</text:p>
          </table:table-cell>
          <table:table-cell office:value-type="string" calcext:value-type="string">
            <text:p>wine_01h0my5t7410vd96jkcx3akpyg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Savignon Estate 2018 Ridge, Kalifornie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6000" calcext:value-type="float">
            <text:p>16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52tetgr44xj7y5zshy6f1sb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pätburgunder JJ 2020 Adeneuer Ahr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j52tet8hafaz6sf3be49pe0s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pätburgunder Kräuterberg GG 2018 Adeneuer Ahr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0500" calcext:value-type="float">
            <text:p>105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j52tex0ftvesqjjdbcks6hfd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pätburgunder Gärkammer GG 2020 Adeneuer Ahr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1500" calcext:value-type="float">
            <text:p>115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5">
          <table:table-cell office:value-type="string" calcext:value-type="string">
            <text:p>TRUE</text:p>
          </table:table-cell>
          <table:table-cell office:value-type="string" calcext:value-type="string">
            <text:p>wine_01j52teyt6jb7yrpzr5cw6jkmq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pätburgunder Jaspis Alte Reben 2013 Ziereisen Bade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9800" calcext:value-type="float">
            <text:p>98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j52tf671myxmyy0kwk8vx5v2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yrah Däublin 2019 Ziereisen Bade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5">
          <table:table-cell office:value-type="string" calcext:value-type="string">
            <text:p>TRUE</text:p>
          </table:table-cell>
          <table:table-cell office:value-type="string" calcext:value-type="string">
            <text:p>wine_01h0r2pq5c12g7qwz6xb6yjjgy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Grumello Valtellina Superiore 2019 I Vitari Valtellina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9600" calcext:value-type="float">
            <text:p>96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5">
          <table:table-cell office:value-type="string" calcext:value-type="string">
            <text:p>TRUE</text:p>
          </table:table-cell>
          <table:table-cell office:value-type="string" calcext:value-type="string">
            <text:p>wine_01h0r2pq5c12g7qwz6xb6yjjgy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Grumello Valtellina Superiore 2021 I Vitari Valtellina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9600" calcext:value-type="float">
            <text:p>96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table:style-name="ce5"/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osso di Valtellina 2020 I Vitari Valtellin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gzr4kt6wd89wz0mavcrbxenm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Nebbiolo 2022 Albino Rocca Piemont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900" calcext:value-type="float">
            <text:p>39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gzr4kt6wd89wz0mavcrbxenm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Nebbiolo 2021 Albino Rocca Piemont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900" calcext:value-type="float">
            <text:p>39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gzr4kt810tmm0da7zqeq70px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aleo CF 2019 Le Macchiole Bolgheri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3500" calcext:value-type="float">
            <text:p>135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gzr4kt81tz967ef2a28drdr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crio Syrah 2019 Le Macchiole Bolgheri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6500" calcext:value-type="float">
            <text:p>16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gzr4kt817z0trnf1dfermc95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ssorio Merlot 2019 Le Macchiole Bolgheri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21500" calcext:value-type="float">
            <text:p>21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gzr4kt5jsherr7zpadgyv4kn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runello di Montalcino 2018 Il Colle Toscana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7900" calcext:value-type="float">
            <text:p>79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6">
          <table:table-cell office:value-type="string" calcext:value-type="string">
            <text:p>TRUE</text:p>
          </table:table-cell>
          <table:table-cell office:value-type="string" calcext:value-type="string">
            <text:p>wine_01gzr4kt60cx712ad5ag6ta80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runello di Montalcino Riserva Lupi e Sirene 2016 Podere le Ripi Toskana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3500" calcext:value-type="float">
            <text:p>13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7">
          <table:table-cell office:value-type="string" calcext:value-type="string">
            <text:p>TRUE</text:p>
          </table:table-cell>
          <table:table-cell office:value-type="string" calcext:value-type="string">
            <text:p>wine_01h0qzm1rhtp4ak04205krzzjq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uvée (Nerello Mascalese/ Grenache) Tartaraci 2020 Buscemi Sizilie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400" calcext:value-type="float">
            <text:p>54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7">
          <table:table-cell office:value-type="string" calcext:value-type="string">
            <text:p>TRUE</text:p>
          </table:table-cell>
          <table:table-cell office:value-type="string" calcext:value-type="string">
            <text:p>wine_01h0qzm1rhtp4ak04205krzzjq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uvée (Nerello Mascalese/ Grenache) Tartaraci 2019 Buscemi Sizilie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400" calcext:value-type="float">
            <text:p>54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5">
          <table:table-cell office:value-type="string" calcext:value-type="string">
            <text:p>TRUE</text:p>
          </table:table-cell>
          <table:table-cell office:value-type="string" calcext:value-type="string">
            <text:p>wine_01gzr4ksd560dmr2hrsxt1em3c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 Con't Ugo 2021 Guadi al Tasso Bolgheri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200" calcext:value-type="float">
            <text:p>62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5">
          <table:table-cell office:value-type="string" calcext:value-type="string">
            <text:p>TRUE</text:p>
          </table:table-cell>
          <table:table-cell office:value-type="string" calcext:value-type="string">
            <text:p>wine_01h0qzm16zjt3f39ptrmbnhdxf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Gevrey Chambertin Petite Chapelle 2021 Humbert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24000" calcext:value-type="float">
            <text:p>24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5">
          <table:table-cell office:value-type="string" calcext:value-type="string">
            <text:p>TRUE</text:p>
          </table:table-cell>
          <table:table-cell office:value-type="string" calcext:value-type="string">
            <text:p>wine_01hawwcxjs78xc7rsbr47nr8ym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Nuits-Saint-George Pinot Noir Les Saint Georges 2021 Chicoto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8500" calcext:value-type="float">
            <text:p>18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5">
          <table:table-cell office:value-type="string" calcext:value-type="string">
            <text:p>TRUE</text:p>
          </table:table-cell>
          <table:table-cell office:value-type="string" calcext:value-type="string">
            <text:p>wine_01hawwcxjs78xc7rsbr47nr8ym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Nuits-Saint-George Pinot Noir Les Saint Georges 2020 Chicoto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8500" calcext:value-type="float">
            <text:p>18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5">
          <table:table-cell office:value-type="string" calcext:value-type="string">
            <text:p>TRUE</text:p>
          </table:table-cell>
          <table:table-cell office:value-type="string" calcext:value-type="string">
            <text:p>wine_01jepnsc0wzvdz6qhkwbx7qk9y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Nuits-Saint-George Pinot Noir Aux Thorey 2021 Pierre Brisse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6400" calcext:value-type="float">
            <text:p>164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4pmmgmhvmhwp91qeb5z9xeh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ommard 2022 Jean-Marc-Boillo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11500" calcext:value-type="float">
            <text:p>115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epnz4mcjfe4hn7yq6cew6ab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Hermitage Syrah 2021 Yann Chav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4500" calcext:value-type="float">
            <text:p>145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h0my5t9y4dan58wv3ps8xqvs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omerol (CF/M) 2016 Cháteau Cantelauze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3000" calcext:value-type="float">
            <text:p>13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10T15:39:52.952449284</dc:date>
    <meta:editing-duration>PT16S</meta:editing-duration>
    <meta:editing-cycles>1</meta:editing-cycles>
    <meta:document-statistic meta:table-count="2" meta:cell-count="3888" meta:object-count="0"/>
    <meta:generator>LibreOffice/7.3.7.2$Linux_X86_64 LibreOffice_project/30$Build-2</meta:generator>
  </office:meta>
</office:document-meta>
</file>